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meta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Replacements/Object 3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"/>
  <manifest:file-entry manifest:full-path="ObjectReplacements/Object 13" manifest:media-type="application/x-openoffice-gdimetafile;windows_formatname=&quot;GDIMetaFile&quot;"/>
  <manifest:file-entry manifest:full-path="ObjectReplacements/Object 38" manifest:media-type="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9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0" manifest:media-type=""/>
  <manifest:file-entry manifest:full-path="ObjectReplacements/Object 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2" manifest:media-type=""/>
  <manifest:file-entry manifest:full-path="ObjectReplacements/Object 32" manifest:media-type="application/x-openoffice-gdimetafile;windows_formatname=&quot;GDIMetaFile&quot;"/>
  <manifest:file-entry manifest:full-path="ObjectReplacements/Object 43" manifest:media-type=""/>
  <manifest:file-entry manifest:full-path="ObjectReplacements/Object 44" manifest:media-type=""/>
  <manifest:file-entry manifest:full-path="ObjectReplacements/Object 22" manifest:media-type="application/x-openoffice-gdimetafile;windows_formatname=&quot;GDIMetaFile&quot;"/>
  <manifest:file-entry manifest:full-path="ObjectReplacements/Object 47" manifest:media-type="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manifest.rdf" manifest:media-type="application/rdf+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size="24pt" fo:font-weight="bold" officeooo:rsid="00189c7b" officeooo:paragraph-rsid="00189c7b" style:font-size-asian="21pt" style:font-weight-asian="bold" style:font-size-complex="24pt" style:font-weight-complex="bold"/>
    </style:style>
    <style:style style:name="P3" style:family="paragraph" style:parent-style-name="Standard">
      <style:text-properties fo:font-size="12pt" fo:font-weight="normal" officeooo:rsid="00189c7b" officeooo:paragraph-rsid="00189c7b" style:font-size-asian="10.5pt" style:font-weight-asian="normal" style:font-size-complex="12pt" style:font-weight-complex="normal"/>
    </style:style>
    <style:style style:name="P4" style:family="paragraph" style:parent-style-name="Standard" style:list-style-name="L2">
      <style:text-properties fo:font-size="12pt" fo:font-weight="normal" officeooo:rsid="00189c7b" officeooo:paragraph-rsid="00189c7b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2pt" fo:font-weight="normal" officeooo:rsid="001b2f15" officeooo:paragraph-rsid="002f196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b2f15" officeooo:paragraph-rsid="002f1968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b2f15" officeooo:paragraph-rsid="002f1968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3a8987" officeooo:paragraph-rsid="002a1e8e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3f15ee" officeooo:paragraph-rsid="002a1e8e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4544d7" officeooo:paragraph-rsid="002e7de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4d5d6f" officeooo:paragraph-rsid="001ce089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italic" fo:font-weight="normal" officeooo:rsid="001ce089" officeooo:paragraph-rsid="002f1968" style:font-size-asian="10.5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2pt" fo:font-style="normal" fo:font-weight="normal" officeooo:rsid="001dbc76" officeooo:paragraph-rsid="00230d88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style="normal" fo:font-weight="normal" officeooo:rsid="001e0b9c" officeooo:paragraph-rsid="00230d88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fo:font-size="12pt" fo:font-style="normal" fo:font-weight="normal" officeooo:rsid="0038e478" officeooo:paragraph-rsid="0028ce86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fo:font-size="12pt" fo:font-style="normal" fo:font-weight="normal" officeooo:rsid="0047e8cb" officeooo:paragraph-rsid="002a1e8e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language="fr" fo:country="FR" fo:font-style="normal" fo:font-weight="normal" officeooo:rsid="001dbc76" officeooo:paragraph-rsid="00230d88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fo:font-size="16pt" fo:font-weight="bold" officeooo:rsid="00189c7b" officeooo:paragraph-rsid="00189c7b" style:font-size-asian="14pt" style:font-weight-asian="bold" style:font-size-complex="16pt" style:font-weight-complex="bold"/>
    </style:style>
    <style:style style:name="P19" style:family="paragraph" style:parent-style-name="Standard">
      <style:text-properties fo:font-size="16pt" fo:font-weight="bold" officeooo:rsid="001b2f15" officeooo:paragraph-rsid="002f1968" style:font-size-asian="14pt" style:font-weight-asian="bold" style:font-size-complex="16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6pt" fo:font-style="normal" fo:font-weight="bold" officeooo:rsid="001dbc76" officeooo:paragraph-rsid="00230d88" style:font-size-asian="14pt" style:font-style-asian="normal" style:font-weight-asian="bold" style:font-size-complex="16pt" style:font-style-complex="normal" style:font-weight-complex="bold"/>
    </style:style>
    <style:style style:name="P21" style:family="paragraph" style:parent-style-name="Standard">
      <style:text-properties fo:font-size="6pt" fo:font-weight="bold" officeooo:rsid="00189c7b" officeooo:paragraph-rsid="00189c7b" style:font-size-asian="5.25pt" style:font-weight-asian="bold" style:font-size-complex="6pt" style:font-weight-complex="bold"/>
    </style:style>
    <style:style style:name="P22" style:family="paragraph" style:parent-style-name="Standard">
      <style:text-properties fo:font-size="6pt" fo:font-weight="normal" officeooo:rsid="00189c7b" officeooo:paragraph-rsid="00189c7b" style:font-size-asian="5.25pt" style:font-weight-asian="normal" style:font-size-complex="6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6pt" fo:font-weight="normal" officeooo:rsid="001b2f15" officeooo:paragraph-rsid="002f1968" style:font-size-asian="5.25pt" style:font-weight-asian="normal" style:font-size-complex="6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6pt" fo:font-weight="normal" officeooo:rsid="001b2f15" officeooo:paragraph-rsid="002f1968" style:font-size-asian="5.25pt" style:font-weight-asian="normal" style:font-size-complex="6pt" style:font-weight-complex="normal"/>
    </style:style>
    <style:style style:name="P25" style:family="paragraph" style:parent-style-name="Standard">
      <style:text-properties fo:font-size="6pt" fo:font-weight="normal" officeooo:rsid="001b2f15" officeooo:paragraph-rsid="002f1968" style:font-size-asian="5.25pt" style:font-weight-asian="normal" style:font-size-complex="6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6pt" fo:font-weight="normal" officeooo:rsid="0042f975" officeooo:paragraph-rsid="0042f975" style:font-size-asian="5.25pt" style:font-weight-asian="normal" style:font-size-complex="6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6pt" fo:font-weight="normal" officeooo:rsid="00449fd1" officeooo:paragraph-rsid="00449fd1" style:font-size-asian="5.25pt" style:font-weight-asian="normal" style:font-size-complex="6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6pt" officeooo:rsid="0042f975" officeooo:paragraph-rsid="0042f975" style:font-size-asian="5.25pt" style:font-size-complex="6pt"/>
    </style:style>
    <style:style style:name="P29" style:family="paragraph" style:parent-style-name="Standard">
      <style:paragraph-properties fo:text-align="start" style:justify-single-word="false"/>
      <style:text-properties fo:font-size="6pt" fo:font-style="normal" fo:font-weight="bold" officeooo:rsid="001dbc76" officeooo:paragraph-rsid="00230d88" style:font-size-asian="5.25pt" style:font-style-asian="normal" style:font-weight-asian="bold" style:font-size-complex="6pt" style:font-style-complex="normal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size="6pt" fo:font-style="normal" fo:font-weight="normal" officeooo:rsid="001dbc76" officeooo:paragraph-rsid="00230d88" style:font-size-asian="5.25pt" style:font-style-asian="normal" style:font-weight-asian="normal" style:font-size-complex="6pt" style:font-style-complex="normal" style:font-weight-complex="normal"/>
    </style:style>
    <style:style style:name="P31" style:family="paragraph" style:parent-style-name="Standard">
      <style:text-properties fo:font-size="6pt" fo:font-style="normal" fo:font-weight="normal" officeooo:rsid="0038e478" officeooo:paragraph-rsid="0028ce86" style:font-size-asian="5.25pt" style:font-style-asian="normal" style:font-weight-asian="normal" style:font-size-complex="6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6pt" fo:language="fr" fo:country="FR" fo:font-style="normal" fo:font-weight="normal" officeooo:rsid="001dbc76" officeooo:paragraph-rsid="00230d88" style:font-size-asian="5.25pt" style:font-style-asian="normal" style:font-weight-asian="normal" style:font-size-complex="6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6pt" fo:font-style="italic" fo:font-weight="normal" officeooo:rsid="001ce089" officeooo:paragraph-rsid="001ce089" style:font-size-asian="5.25pt" style:font-style-asian="italic" style:font-weight-asian="normal" style:font-size-complex="6pt" style:font-style-complex="italic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1" fo:font-size="12pt" fo:font-style="normal" fo:font-weight="normal" officeooo:rsid="0032d152" officeooo:paragraph-rsid="0032d152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5">
      <style:paragraph-properties fo:text-align="start" style:justify-single-word="false"/>
      <style:text-properties style:font-name="Liberation Serif1" fo:font-size="12pt" fo:font-style="normal" fo:font-weight="normal" officeooo:rsid="0032d152" officeooo:paragraph-rsid="0032d152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 style:list-style-name="L10">
      <style:paragraph-properties fo:text-align="start" style:justify-single-word="false"/>
      <style:text-properties style:font-name="Liberation Serif1" fo:font-size="12pt" fo:font-style="normal" fo:font-weight="normal" officeooo:rsid="0035d156" officeooo:paragraph-rsid="0035d156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 style:list-style-name="L10">
      <style:paragraph-properties fo:text-align="start" style:justify-single-word="false"/>
      <style:text-properties style:font-name="Liberation Serif1" fo:font-size="12pt" fo:font-style="normal" fo:font-weight="normal" officeooo:rsid="00374082" officeooo:paragraph-rsid="00374082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 style:list-style-name="L5">
      <style:paragraph-properties fo:text-align="start" style:justify-single-word="false"/>
      <style:text-properties style:font-name="Liberation Serif1" fo:font-size="12pt" fo:font-style="normal" fo:font-weight="normal" officeooo:rsid="00386e79" officeooo:paragraph-rsid="00386e79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1" fo:font-size="12pt" fo:font-style="italic" fo:font-weight="normal" officeooo:rsid="003297e5" officeooo:paragraph-rsid="0032d152" style:font-size-asian="10.5pt" style:font-style-asian="italic" style:font-weight-asian="normal" style:font-size-complex="12pt" style:font-style-complex="italic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1" fo:font-size="12pt" fo:font-style="italic" fo:font-weight="normal" officeooo:rsid="0032d152" officeooo:paragraph-rsid="0032d152" style:font-size-asian="10.5pt" style:font-style-asian="italic" style:font-weight-asian="normal" style:font-size-complex="12pt" style:font-style-complex="italic" style:font-weight-complex="normal"/>
    </style:style>
    <style:style style:name="P41" style:family="paragraph" style:parent-style-name="Standard" style:list-style-name="L5">
      <style:paragraph-properties fo:text-align="start" style:justify-single-word="false"/>
      <style:text-properties style:font-name="Liberation Serif1" fo:font-size="12pt" fo:font-style="italic" fo:font-weight="normal" officeooo:rsid="0032d152" officeooo:paragraph-rsid="0032d152" style:font-size-asian="10.5pt" style:font-style-asian="italic" style:font-weight-asian="normal" style:font-size-complex="12pt" style:font-style-complex="italic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1" fo:font-size="16pt" fo:font-style="normal" fo:font-weight="bold" officeooo:rsid="000ab5e9" officeooo:paragraph-rsid="0024f6f5" style:font-size-asian="16pt" style:font-style-asian="normal" style:font-weight-asian="bold" style:font-size-complex="16pt" style:font-style-complex="normal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Liberation Serif1" fo:font-size="6pt" fo:font-style="normal" fo:font-weight="bold" officeooo:rsid="000ab5e9" officeooo:paragraph-rsid="0024f6f5" style:font-size-asian="5.25pt" style:font-style-asian="normal" style:font-weight-asian="bold" style:font-size-complex="6pt" style:font-style-complex="normal" style:font-weight-complex="bold"/>
    </style:style>
    <style:style style:name="P44" style:family="paragraph" style:parent-style-name="Standard" style:list-style-name="L10">
      <style:paragraph-properties fo:text-align="start" style:justify-single-word="false"/>
      <style:text-properties style:font-name="Liberation Serif1" fo:font-size="6pt" fo:font-style="normal" fo:font-weight="normal" officeooo:rsid="0035d156" officeooo:paragraph-rsid="0035d156" style:font-size-asian="5.25pt" style:font-style-asian="normal" style:font-weight-asian="normal" style:font-size-complex="6pt" style:font-style-complex="normal" style:font-weight-complex="normal"/>
    </style:style>
    <style:style style:name="P45" style:family="paragraph" style:parent-style-name="Standard" style:list-style-name="L10">
      <style:paragraph-properties fo:text-align="start" style:justify-single-word="false"/>
      <style:text-properties style:font-name="Liberation Serif1" fo:font-size="6pt" fo:font-style="normal" fo:font-weight="normal" officeooo:rsid="00374082" officeooo:paragraph-rsid="00374082" style:font-size-asian="5.25pt" style:font-style-asian="normal" style:font-weight-asian="normal" style:font-size-complex="6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1" fo:font-size="6pt" fo:font-style="italic" fo:font-weight="normal" officeooo:rsid="003297e5" officeooo:paragraph-rsid="0032d152" style:font-size-asian="5.25pt" style:font-style-asian="italic" style:font-weight-asian="normal" style:font-size-complex="6pt" style:font-style-complex="italic" style:font-weight-complex="normal"/>
    </style:style>
    <style:style style:name="P47" style:family="paragraph" style:parent-style-name="Standard" style:list-style-name="L5">
      <style:paragraph-properties fo:text-align="start" style:justify-single-word="false"/>
      <style:text-properties style:font-name="Liberation Serif1" fo:font-size="6pt" fo:font-style="italic" fo:font-weight="normal" officeooo:rsid="0032d152" officeooo:paragraph-rsid="0032d152" style:font-size-asian="5.25pt" style:font-style-asian="italic" style:font-weight-asian="normal" style:font-size-complex="6pt" style:font-style-complex="italic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weight="normal" officeooo:rsid="0042f975" officeooo:paragraph-rsid="0042f975" style:font-weight-asian="normal" style:font-weight-complex="normal"/>
    </style:style>
    <style:style style:name="P49" style:family="paragraph" style:parent-style-name="Standard" style:list-style-name="L20">
      <style:paragraph-properties fo:text-align="start" style:justify-single-word="false"/>
      <style:text-properties fo:font-weight="normal" officeooo:rsid="00449fd1" officeooo:paragraph-rsid="00449fd1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weight="normal" officeooo:rsid="00449fd1" officeooo:paragraph-rsid="00449fd1" style:font-weight-asian="normal" style:font-weight-complex="normal"/>
    </style:style>
    <style:style style:name="P51" style:family="paragraph" style:parent-style-name="Standard" style:list-style-name="L21">
      <style:paragraph-properties fo:text-align="start" style:justify-single-word="false"/>
      <style:text-properties fo:font-weight="normal" officeooo:rsid="00449fd1" officeooo:paragraph-rsid="00449fd1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weight="bold" officeooo:rsid="0042f975" officeooo:paragraph-rsid="0042f975" style:font-weight-asian="bold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weight="bold" officeooo:rsid="00449fd1" officeooo:paragraph-rsid="00449fd1" style:font-weight-asian="bold" style:font-weight-complex="bold"/>
    </style:style>
    <style:style style:name="P54" style:family="paragraph" style:parent-style-name="Standard" style:list-style-name="L16">
      <style:paragraph-properties fo:text-align="start" style:justify-single-word="false"/>
      <style:text-properties officeooo:paragraph-rsid="00421a47"/>
    </style:style>
    <style:style style:name="P55" style:family="paragraph" style:parent-style-name="Standard">
      <style:paragraph-properties fo:text-align="start" style:justify-single-word="false"/>
      <style:text-properties officeooo:paragraph-rsid="00421a47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language="fr" fo:country="FR" fo:font-style="normal" style:text-underline-style="none" fo:font-weight="bold" officeooo:rsid="00358f7b" officeooo:paragraph-rsid="003c4a0f" style:font-size-asian="10.5pt" style:font-style-asian="normal" style:font-weight-asian="bold" style:font-size-complex="12pt" style:font-style-complex="normal" style:font-weight-complex="bold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language="fr" fo:country="FR" fo:font-style="normal" style:text-underline-style="none" fo:font-weight="bold" officeooo:rsid="003d0b01" officeooo:paragraph-rsid="003d0b01" style:font-size-asian="10.5pt" style:font-style-asian="normal" style:font-weight-asian="bold" style:font-size-complex="12pt" style:font-style-complex="normal" style:font-weight-complex="bold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language="fr" fo:country="FR" fo:font-style="normal" style:text-underline-style="none" fo:font-weight="bold" officeooo:rsid="003e43e0" officeooo:paragraph-rsid="003e43e0" style:font-size-asian="10.5pt" style:font-style-asian="normal" style:font-weight-asian="bold" style:font-size-complex="12pt" style:font-style-complex="normal" style:font-weight-complex="bold"/>
    </style:style>
    <style:style style:name="P59" style:family="paragraph" style:parent-style-name="Standard" style:list-style-name="L11">
      <style:paragraph-properties fo:text-align="start" style:justify-single-word="false"/>
      <style:text-properties style:font-name="Liberation Serif" fo:font-size="12pt" fo:language="fr" fo:country="FR" fo:font-style="normal" style:text-underline-style="none" fo:font-weight="normal" officeooo:rsid="003d0b01" officeooo:paragraph-rsid="003d0b01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language="fr" fo:country="FR" fo:font-style="normal" style:text-underline-style="none" fo:font-weight="normal" officeooo:rsid="003d0b01" officeooo:paragraph-rsid="003d0b01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 style:list-style-name="L12">
      <style:paragraph-properties fo:text-align="start" style:justify-single-word="false"/>
      <style:text-properties style:font-name="Liberation Serif" fo:font-size="12pt" fo:language="fr" fo:country="FR" fo:font-style="normal" style:text-underline-style="none" fo:font-weight="normal" officeooo:rsid="003d0b01" officeooo:paragraph-rsid="003d0b01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 style:list-style-name="L13">
      <style:paragraph-properties fo:text-align="start" style:justify-single-word="false"/>
      <style:text-properties style:font-name="Liberation Serif" fo:font-size="12pt" fo:language="fr" fo:country="FR" fo:font-style="normal" style:text-underline-style="none" fo:font-weight="normal" officeooo:rsid="003d0b01" officeooo:paragraph-rsid="003d0b01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language="fr" fo:country="FR" fo:font-style="normal" style:text-underline-style="none" fo:font-weight="normal" officeooo:rsid="003d0b01" officeooo:paragraph-rsid="00405624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 style:list-style-name="L13">
      <style:paragraph-properties fo:text-align="start" style:justify-single-word="false"/>
      <style:text-properties style:font-name="Liberation Serif" fo:font-size="12pt" fo:language="fr" fo:country="FR" fo:font-style="normal" style:text-underline-style="none" fo:font-weight="normal" officeooo:rsid="003e43e0" officeooo:paragraph-rsid="003e43e0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language="fr" fo:country="FR" fo:font-style="normal" style:text-underline-style="none" fo:font-weight="normal" officeooo:rsid="003e43e0" officeooo:paragraph-rsid="003e43e0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 style:list-style-name="L14">
      <style:paragraph-properties fo:text-align="start" style:justify-single-word="false"/>
      <style:text-properties style:font-name="Liberation Serif" fo:font-size="12pt" fo:language="fr" fo:country="FR" fo:font-style="normal" style:text-underline-style="none" fo:font-weight="normal" officeooo:rsid="003e43e0" officeooo:paragraph-rsid="003e43e0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 style:list-style-name="L15">
      <style:paragraph-properties fo:text-align="start" style:justify-single-word="false"/>
      <style:text-properties style:font-name="Liberation Serif" fo:font-size="12pt" fo:language="fr" fo:country="FR" fo:font-style="normal" style:text-underline-style="none" fo:font-weight="normal" officeooo:rsid="003e43e0" officeooo:paragraph-rsid="003e43e0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language="fr" fo:country="FR" fo:font-style="normal" style:text-underline-style="none" fo:font-weight="normal" officeooo:rsid="003e43e0" officeooo:paragraph-rsid="003eef3c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language="fr" fo:country="FR" fo:font-style="normal" style:text-underline-style="none" fo:font-weight="normal" officeooo:rsid="00421a47" officeooo:paragraph-rsid="00421a47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 style:list-style-name="L16">
      <style:paragraph-properties fo:text-align="start" style:justify-single-word="false"/>
      <style:text-properties style:font-name="Liberation Serif" fo:font-size="12pt" fo:language="fr" fo:country="FR" fo:font-style="normal" style:text-underline-style="none" fo:font-weight="normal" officeooo:rsid="00421a47" officeooo:paragraph-rsid="00421a47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text-properties style:font-name="Liberation Serif" fo:font-size="16pt" fo:font-style="normal" style:text-underline-style="none" fo:font-weight="bold" officeooo:rsid="00358f7b" officeooo:paragraph-rsid="003c4a0f" style:font-size-asian="16pt" style:font-style-asian="normal" style:font-weight-asian="bold" style:font-size-complex="16pt" style:font-style-complex="normal" style:font-weight-complex="bold"/>
    </style:style>
    <style:style style:name="P72" style:family="paragraph" style:parent-style-name="Standard">
      <style:text-properties style:font-name="Liberation Serif" fo:font-size="6pt" fo:font-style="normal" style:text-underline-style="none" fo:font-weight="bold" officeooo:rsid="00358f7b" officeooo:paragraph-rsid="003c4a0f" style:font-size-asian="5.25pt" style:font-style-asian="normal" style:font-weight-asian="bold" style:font-size-complex="6pt" style:font-style-complex="normal" style:font-weight-complex="bold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6pt" fo:language="fr" fo:country="FR" fo:font-style="normal" style:text-underline-style="none" fo:font-weight="bold" officeooo:rsid="003d0b01" officeooo:paragraph-rsid="003d0b01" style:font-size-asian="5.25pt" style:font-style-asian="normal" style:font-weight-asian="bold" style:font-size-complex="6pt" style:font-style-complex="normal" style:font-weight-complex="bold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6pt" fo:language="fr" fo:country="FR" fo:font-style="normal" style:text-underline-style="none" fo:font-weight="bold" officeooo:rsid="003e43e0" officeooo:paragraph-rsid="003e43e0" style:font-size-asian="5.25pt" style:font-style-asian="normal" style:font-weight-asian="bold" style:font-size-complex="6pt" style:font-style-complex="normal" style:font-weight-complex="bold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6pt" fo:language="fr" fo:country="FR" fo:font-style="normal" style:text-underline-style="none" fo:font-weight="normal" officeooo:rsid="003d0b01" officeooo:paragraph-rsid="003d0b01" style:font-size-asian="5.25pt" style:font-style-asian="normal" style:font-weight-asian="normal" style:font-size-complex="6pt" style:font-style-complex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6pt" fo:language="fr" fo:country="FR" fo:font-style="normal" style:text-underline-style="none" fo:font-weight="normal" officeooo:rsid="003d0b01" officeooo:paragraph-rsid="00405624" style:font-size-asian="5.25pt" style:font-style-asian="normal" style:font-weight-asian="normal" style:font-size-complex="6pt" style:font-style-complex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6pt" fo:language="fr" fo:country="FR" fo:font-style="normal" style:text-underline-style="none" fo:font-weight="normal" officeooo:rsid="003e43e0" officeooo:paragraph-rsid="003eef3c" style:font-size-asian="5.25pt" style:font-style-asian="normal" style:font-weight-asian="normal" style:font-size-complex="6pt" style:font-style-complex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6pt" fo:language="fr" fo:country="FR" fo:font-style="normal" style:text-underline-style="none" fo:font-weight="normal" officeooo:rsid="00421a47" officeooo:paragraph-rsid="00421a47" style:font-size-asian="5.25pt" style:font-style-asian="normal" style:font-weight-asian="normal" style:font-size-complex="6pt" style:font-style-complex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officeooo:rsid="00421a47" officeooo:paragraph-rsid="0042f975"/>
    </style:style>
    <style:style style:name="P80" style:family="paragraph" style:parent-style-name="Standard">
      <style:paragraph-properties fo:text-align="start" style:justify-single-word="false"/>
      <style:text-properties officeooo:rsid="0042f975" officeooo:paragraph-rsid="0042f975"/>
    </style:style>
    <style:style style:name="P81" style:family="paragraph" style:parent-style-name="Standard" style:list-style-name="L17">
      <style:paragraph-properties fo:text-align="start" style:justify-single-word="false"/>
      <style:text-properties officeooo:rsid="0042f975" officeooo:paragraph-rsid="0042f975"/>
    </style:style>
    <style:style style:name="P82" style:family="paragraph" style:parent-style-name="Standard" style:list-style-name="L19">
      <style:paragraph-properties fo:text-align="start" style:justify-single-word="false"/>
      <style:text-properties officeooo:rsid="0042f975" officeooo:paragraph-rsid="0042f97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b7f49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3d0b01" style:font-weight-asian="normal" style:font-weight-complex="normal"/>
    </style:style>
    <style:style style:name="T5" style:family="text">
      <style:text-properties officeooo:rsid="001c8bfa"/>
    </style:style>
    <style:style style:name="T6" style:family="text">
      <style:text-properties style:font-name="Liberation Serif1"/>
    </style:style>
    <style:style style:name="T7" style:family="text">
      <style:text-properties style:font-name="Liberation Serif1" fo:font-style="normal" style:font-style-asian="normal" style:font-style-complex="normal"/>
    </style:style>
    <style:style style:name="T8" style:family="text">
      <style:text-properties style:font-name="Liberation Serif1" fo:font-style="normal" officeooo:rsid="003b7f49" style:font-style-asian="normal" style:font-style-complex="normal"/>
    </style:style>
    <style:style style:name="T9" style:family="text">
      <style:text-properties style:font-name="Liberation Serif1" fo:font-style="normal" officeooo:rsid="003f15ee" style:font-style-asian="normal" style:font-style-complex="normal"/>
    </style:style>
    <style:style style:name="T10" style:family="text">
      <style:text-properties style:font-name="Liberation Serif1" fo:font-style="normal" officeooo:rsid="00411c53" style:font-style-asian="normal" style:font-style-complex="normal"/>
    </style:style>
    <style:style style:name="T11" style:family="text">
      <style:text-properties style:font-name="Liberation Serif1" fo:font-style="normal" officeooo:rsid="00432d59" style:font-style-asian="normal" style:font-style-complex="normal"/>
    </style:style>
    <style:style style:name="T12" style:family="text">
      <style:text-properties style:font-name="Liberation Serif1" fo:font-style="normal" officeooo:rsid="004218d8" style:font-style-asian="normal" style:font-style-complex="normal"/>
    </style:style>
    <style:style style:name="T13" style:family="text">
      <style:text-properties style:font-name="Liberation Serif1" fo:font-style="normal" officeooo:rsid="001c8bfa" style:font-style-asian="normal" style:font-style-complex="normal"/>
    </style:style>
    <style:style style:name="T14" style:family="text">
      <style:text-properties style:font-name="Liberation Serif1" fo:font-style="normal" officeooo:rsid="002a1e8e" style:font-style-asian="normal" style:font-style-complex="normal"/>
    </style:style>
    <style:style style:name="T15" style:family="text">
      <style:text-properties style:font-name="Liberation Serif1" fo:font-style="italic" style:font-style-asian="italic" style:font-style-complex="italic"/>
    </style:style>
    <style:style style:name="T16" style:family="text">
      <style:text-properties style:font-name="Liberation Serif1" fo:font-style="italic" officeooo:rsid="003f15ee" style:font-style-asian="italic" style:font-style-complex="italic"/>
    </style:style>
    <style:style style:name="T17" style:family="text">
      <style:text-properties style:font-name="Liberation Serif1" officeooo:rsid="003b7f49"/>
    </style:style>
    <style:style style:name="T18" style:family="text">
      <style:text-properties style:font-name="Liberation Serif1" officeooo:rsid="0046c5b0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3daed1" style:font-style-asian="italic" style:font-style-complex="italic"/>
    </style:style>
    <style:style style:name="T21" style:family="text">
      <style:text-properties fo:font-style="italic" fo:font-weight="bold" officeooo:rsid="003b7f49" style:font-style-asian="italic" style:font-weight-asian="bold" style:font-style-complex="italic" style:font-weight-complex="bold"/>
    </style:style>
    <style:style style:name="T22" style:family="text">
      <style:text-properties fo:font-style="normal" officeooo:rsid="003c7be8" style:font-style-asian="normal" style:font-style-complex="normal"/>
    </style:style>
    <style:style style:name="T23" style:family="text">
      <style:text-properties fo:font-style="normal" officeooo:rsid="003daed1" style:font-style-asian="normal" style:font-style-complex="normal"/>
    </style:style>
    <style:style style:name="T24" style:family="text">
      <style:text-properties officeooo:rsid="003b7f49"/>
    </style:style>
    <style:style style:name="T25" style:family="text">
      <style:text-properties officeooo:rsid="002d34b7"/>
    </style:style>
    <style:style style:name="T26" style:family="text">
      <style:text-properties officeooo:rsid="0032d152"/>
    </style:style>
    <style:style style:name="T27" style:family="text">
      <style:text-properties style:text-position="super 58%"/>
    </style:style>
    <style:style style:name="T28" style:family="text">
      <style:text-properties style:text-position="super 58%" style:font-name="Liberation Serif" fo:font-size="12pt" fo:language="fr" fo:country="FR" fo:font-style="normal" style:text-underline-style="none" style:font-size-asian="10.5pt" style:font-style-asian="normal" style:font-size-complex="12pt" style:font-style-complex="normal"/>
    </style:style>
    <style:style style:name="T29" style:family="text">
      <style:text-properties style:text-position="0% 100%"/>
    </style:style>
    <style:style style:name="T30" style:family="text">
      <style:text-properties style:text-position="0% 100%" fo:font-weight="bold" style:font-weight-asian="bold" style:font-weight-complex="bold"/>
    </style:style>
    <style:style style:name="T31" style:family="text">
      <style:text-properties style:text-position="0% 100%" officeooo:rsid="00421a47"/>
    </style:style>
    <style:style style:name="T32" style:family="text">
      <style:text-properties style:text-position="0% 100%" style:font-name="Liberation Serif" fo:font-size="12pt" fo:language="fr" fo:country="FR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text-position="0% 100%" style:font-name="Liberation Serif" fo:font-size="12pt" fo:language="fr" fo:country="FR" fo:font-style="normal" style:text-underline-style="none" fo:font-weight="normal" officeooo:rsid="00421a47" style:font-size-asian="10.5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text-position="0% 100%" style:font-name="Liberation Serif" fo:font-size="12pt" fo:language="fr" fo:country="FR" fo:font-style="normal" style:text-underline-style="none" fo:font-weight="normal" officeooo:rsid="0042f975" style:font-size-asian="10.5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text-position="0% 100%" style:font-name="Liberation Serif" fo:font-size="12pt" fo:language="fr" fo:country="FR" fo:font-style="normal" style:text-underline-style="none" fo:font-weight="normal" officeooo:rsid="00485f93" style:font-size-asian="10.5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text-position="0% 100%" style:font-name="Liberation Serif" fo:font-size="12pt" fo:language="fr" fo:country="FR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T37" style:family="text">
      <style:text-properties style:text-position="0% 100%" style:font-name="Liberation Serif" fo:font-size="12pt" fo:language="fr" fo:country="FR" fo:font-style="normal" style:text-underline-style="none" style:font-size-asian="10.5pt" style:font-style-asian="normal" style:font-size-complex="12pt" style:font-style-complex="normal"/>
    </style:style>
    <style:style style:name="T38" style:family="text">
      <style:text-properties style:text-position="0% 100%" style:font-name="Liberation Serif" fo:font-size="12pt" fo:language="fr" fo:country="FR" fo:font-style="italic" style:text-underline-style="none" fo:font-weight="normal" style:font-size-asian="10.5pt" style:font-style-asian="italic" style:font-weight-asian="normal" style:font-size-complex="12pt" style:font-style-complex="italic" style:font-weight-complex="normal"/>
    </style:style>
    <style:style style:name="T39" style:family="text">
      <style:text-properties style:text-position="0% 100%" style:font-name="Liberation Serif" fo:font-size="12pt" fo:language="fr" fo:country="FR" fo:font-style="italic" style:text-underline-style="none" style:font-size-asian="10.5pt" style:font-style-asian="italic" style:font-size-complex="12pt" style:font-style-complex="italic"/>
    </style:style>
    <style:style style:name="T40" style:family="text">
      <style:text-properties style:text-position="0% 100%" style:font-name="Liberation Serif" fo:language="fr" fo:country="FR" fo:font-style="normal" style:text-underline-style="none" fo:font-weight="normal" style:font-style-asian="normal" style:font-weight-asian="normal" style:font-style-complex="normal" style:font-weight-complex="normal"/>
    </style:style>
    <style:style style:name="T41" style:family="text">
      <style:text-properties style:text-position="0% 100%" style:font-name="Liberation Serif" fo:language="fr" fo:country="FR" fo:font-style="normal" style:text-underline-style="none" style:font-style-asian="normal" style:font-style-complex="normal"/>
    </style:style>
    <style:style style:name="T42" style:family="text">
      <style:text-properties style:text-position="sub 58%" style:font-name="Liberation Serif" fo:font-size="12pt" fo:language="fr" fo:country="FR" fo:font-style="italic" style:text-underline-style="none" style:font-size-asian="10.5pt" style:font-style-asian="italic" style:font-size-complex="12pt" style:font-style-complex="italic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oi binomiale</text:p>
      <text:p text:style-name="P3"/>
      <text:p text:style-name="P18">Définitions</text:p>
      <text:p text:style-name="P21"/>
      <text:p text:style-name="P3">On appelle <text:span text:style-name="T1">épreuve de Bernoulli</text:span>, toute éprouve aléatoire ne pouvant conduire qu’à deux résultats : «<text:span text:style-name="T1"> succès </text:span>» ou «<text:span text:style-name="T1"> échec </text:span>».</text:p>
      <text:p text:style-name="P22"/>
      <text:p text:style-name="P3">Si la probabilité du succès est <draw:frame draw:style-name="fr1" draw:name="Object1" text:anchor-type="as-char" svg:y="-0.377cm" svg:width="0.466cm" svg:height="0.467cm" draw:z-index="0"><draw:object xlink:href="./Object 1" xlink:type="simple" xlink:show="embed" xlink:actuate="onLoad"/><draw:image xlink:href="./ObjectReplacements/Object 1" xlink:type="simple" xlink:show="embed" xlink:actuate="onLoad"/></draw:frame>, la probabilité de l’échec est <draw:frame draw:style-name="fr1" draw:name="Object2" text:anchor-type="as-char" svg:y="-0.377cm" svg:width="1.616cm" svg:height="0.467cm" draw:z-index="1"><draw:object xlink:href="./Object 2" xlink:type="simple" xlink:show="embed" xlink:actuate="onLoad"/><draw:image xlink:href="./ObjectReplacements/Object 2" xlink:type="simple" xlink:show="embed" xlink:actuate="onLoad"/></draw:frame>.</text:p>
      <text:p text:style-name="P22"/>
      <text:p text:style-name="P3">Une suite d’épreuves est un <text:span text:style-name="T1">schéma de Bernoulli</text:span> si :</text:p>
      <text:list xml:id="list1130064032" text:style-name="L2">
        <text:list-item>
          <text:p text:style-name="P4">le nombre d’épreuves <draw:frame draw:style-name="fr1" draw:name="Object3" text:anchor-type="as-char" svg:y="-0.377cm" svg:width="0.422cm" svg:height="0.467cm" draw:z-index="2"><draw:object xlink:href="./Object 3" xlink:type="simple" xlink:show="embed" xlink:actuate="onLoad"/><draw:image xlink:href="./ObjectReplacements/Object 3" xlink:type="simple" xlink:show="embed" xlink:actuate="onLoad"/></draw:frame><text:s/>est fixé à l’avance ;</text:p>
        </text:list-item>
        <text:list-item>
          <text:p text:style-name="P4">toutes les épreuves sont identiques et indépendantes ;</text:p>
        </text:list-item>
        <text:list-item>
          <text:p text:style-name="P4">la probabilité <draw:frame draw:style-name="fr1" draw:name="Object4" text:anchor-type="as-char" svg:y="-0.377cm" svg:width="0.466cm" svg:height="0.467cm" draw:z-index="3"><draw:object xlink:href="./Object 4" xlink:type="simple" xlink:show="embed" xlink:actuate="onLoad"/><draw:image xlink:href="./ObjectReplacements/Object 4" xlink:type="simple" xlink:show="embed" xlink:actuate="onLoad"/></draw:frame><text:s/>d’obtenir un succès est constante d’une épreuve à l’autre.</text:p>
        </text:list-item>
      </text:list>
      <text:p text:style-name="P22"/>
      <text:p text:style-name="P3">Exemples : Suite de n tirages d’une boule dans une urne avec remise, lancers d’une pièce de monnaie … </text:p>
      <text:p text:style-name="P33"/>
      <text:p text:style-name="P15"><text:span text:style-name="T1">Exemple </text:span>: Une urne contient 2 boules rouges, 2 boules bleues et 2 boules vertes indiscernables au toucher. On tire au hasard une boule que l’on remet dans l’urne après avoir noté sa couleur. </text:p>
      <text:p text:style-name="P15">On effectue 6 tirages. Quelle est la probabilité de tirer 4 boules rouges ? </text:p>
      <text:p text:style-name="P31"/>
      <text:p text:style-name="P8">Le tirage d’une boule avec remise est une épreuve. Pour chaque épr<text:span text:style-name="T25">e</text:span>uve, il y a deux résultat possibles : la boule est rouge (<text:span text:style-name="T19">R</text:span>) ou la boule n’est pas rouge (<text:span text:style-name="T19">N</text:span>). </text:p>
      <text:p text:style-name="P8">Les probabilités correspondants sont :</text:p>
      <text:p text:style-name="P8"><draw:frame draw:style-name="fr2" draw:name="Object25" text:anchor-type="as-char" svg:y="-0.619cm" svg:width="2.441cm" svg:height="0.998cm" draw:z-index="9"><draw:object xlink:href="./Object 20" xlink:type="simple" xlink:show="embed" xlink:actuate="onLoad"/><draw:image xlink:href="./ObjectReplacements/Object 20" xlink:type="simple" xlink:show="embed" xlink:actuate="onLoad"/><svg:desc>formula</svg:desc></draw:frame>, appelée probabilité de <text:span text:style-name="T1">succès</text:span> et noté <text:span text:style-name="T19">p </text:span><text:span text:style-name="T22">et</text:span> </text:p>
      <text:p text:style-name="P8"><draw:frame draw:style-name="fr2" draw:name="Object26" text:anchor-type="as-char" svg:y="-0.619cm" svg:width="2.508cm" svg:height="0.998cm" draw:z-index="10"><draw:object xlink:href="./Object 21" xlink:type="simple" xlink:show="embed" xlink:actuate="onLoad"/><draw:image xlink:href="./ObjectReplacements/Object 21" xlink:type="simple" xlink:show="embed" xlink:actuate="onLoad"/><svg:desc>formula</svg:desc></draw:frame>, appelée probabilité d’<text:span text:style-name="T1">échec</text:span> et noté <text:span text:style-name="T19">q <text:s text:c="2"/></text:span><text:span text:style-name="T23">(</text:span><text:span text:style-name="T20">q</text:span><text:span text:style-name="T19">=1-p</text:span><text:span text:style-name="T23">) </text:span>. </text:p>
      <text:p text:style-name="P8"><text:span text:style-name="T24">Cette épreuve est dite </text:span><text:span text:style-name="T17">« </text:span><text:span text:style-name="T2">épreuve de Bernoulli de paramètre </text:span><text:span text:style-name="T21">p </text:span><text:span text:style-name="T8">» .</text:span></text:p>
      <text:p text:style-name="P8"><text:span text:style-name="T8">O</text:span><text:span text:style-name="T9">n répète 6 fois cette éprouve de façon identique (</text:span><text:span text:style-name="T16">n=6</text:span><text:span text:style-name="T9">). </text:span></text:p>
      <text:p text:style-name="P9"><text:span text:style-name="T7">Notons (</text:span><text:span text:style-name="T15">R</text:span><text:span text:style-name="T7">,</text:span><text:span text:style-name="T15">R</text:span><text:span text:style-name="T7">,</text:span><text:span text:style-name="T15">N</text:span><text:span text:style-name="T7">,</text:span><text:span text:style-name="T15">R</text:span><text:span text:style-name="T7">,</text:span><text:span text:style-name="T15">N</text:span><text:span text:style-name="T7">,</text:span><text:span text:style-name="T15">R</text:span><text:span text:style-name="T7">) un résultat contenant 4 boules rouges. </text:span><text:span text:style-name="T10">Les </text:span><text:span text:style-name="T11">6 </text:span><text:span text:style-name="T10">épreuves sont indépendants, </text:span><text:span text:style-name="T12">donc l</text:span><text:span text:style-name="T7">a probabilité d’obtenir cette suite est :</text:span></text:p>
      <text:p text:style-name="P9"><text:span text:style-name="T7"><draw:frame draw:style-name="fr2" draw:name="Object27" text:anchor-type="as-char" svg:y="-0.681cm" svg:width="13.64cm" svg:height="1.109cm" draw:z-index="11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7">.</text:span></text:p>
      <text:p text:style-name="P10"><text:span text:style-name="T7">Or le nombre de ces suites favorables est égal </text:span><text:span text:style-name="T14">au</text:span><text:span text:style-name="T13"> nombre de chemins de l’arbre réalisant </text:span><text:span text:style-name="T14">4</text:span><text:span text:style-name="T13"> succès lors de </text:span><text:span text:style-name="T14">6 </text:span><text:span text:style-name="T13">répétitions </text:span><text:span text:style-name="T7">(par exemple (</text:span><text:span text:style-name="T15">N</text:span><text:span text:style-name="T9">,</text:span><text:span text:style-name="T16">R</text:span><text:span text:style-name="T9">,</text:span><text:span text:style-name="T15">R</text:span><text:span text:style-name="T9">,</text:span><text:span text:style-name="T16">R</text:span><text:span text:style-name="T9">,</text:span><text:span text:style-name="T16">N</text:span><text:span text:style-name="T9">,</text:span><text:span text:style-name="T16">R</text:span><text:span text:style-name="T7">) est une autre suite favorable)</text:span><text:span text:style-name="T13">.</text:span></text:p>
      <text:p text:style-name="P16"><text:span text:style-name="T18">D</text:span><text:span text:style-name="T6">onc la probabilité de tirer 4 boules rouge est égale à</text:span><text:span text:style-name="T6"><draw:frame draw:style-name="fr2" draw:name="Object29" text:anchor-type="as-char" svg:y="-0.681cm" svg:width="4.337cm" svg:height="1.109cm" draw:z-index="8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6">.</text:span></text:p>
      <text:p text:style-name="P16"><text:span text:style-name="T6"/></text:p>
      <text:p text:style-name="P19">Propriétés</text:p>
      <text:p text:style-name="P25"/>
      <text:p text:style-name="P7">Dans un schéma de Bernoulli, la variable aléatoire <draw:frame draw:style-name="fr1" draw:name="Object19" text:anchor-type="as-char" svg:y="-0.377cm" svg:width="0.527cm" svg:height="0.467cm" draw:z-index="22"><draw:object xlink:href="./Object 23" xlink:type="simple" xlink:show="embed" xlink:actuate="onLoad"/><draw:image xlink:href="./ObjectReplacements/Object 23" xlink:type="simple" xlink:show="embed" xlink:actuate="onLoad"/></draw:frame><text:s/>donnant le nombre de succès en <draw:frame draw:style-name="fr1" draw:name="Object20" text:anchor-type="as-char" svg:y="-0.377cm" svg:width="0.422cm" svg:height="0.467cm" draw:z-index="23"><draw:object xlink:href="./Object 24" xlink:type="simple" xlink:show="embed" xlink:actuate="onLoad"/><draw:image xlink:href="./ObjectReplacements/Object 24" xlink:type="simple" xlink:show="embed" xlink:actuate="onLoad"/></draw:frame><text:s/>épreuves est notée <draw:frame draw:style-name="fr1" draw:name="Object5" text:anchor-type="as-char" svg:y="-0.386cm" svg:width="1.55cm" svg:height="0.508cm" draw:z-index="12"><draw:object xlink:href="./Object 5" xlink:type="simple" xlink:show="embed" xlink:actuate="onLoad"/><draw:image xlink:href="./ObjectReplacements/Object 5" xlink:type="simple" xlink:show="embed" xlink:actuate="onLoad"/><svg:desc>formula</svg:desc></draw:frame>, les nombres <draw:frame draw:style-name="fr1" draw:name="Object6" text:anchor-type="as-char" svg:y="-0.377cm" svg:width="0.422cm" svg:height="0.467cm" draw:z-index="13"><draw:object xlink:href="./Object 6" xlink:type="simple" xlink:show="embed" xlink:actuate="onLoad"/><draw:image xlink:href="./ObjectReplacements/Object 6" xlink:type="simple" xlink:show="embed" xlink:actuate="onLoad"/><svg:desc>formula</svg:desc></draw:frame><text:s/>et <draw:frame draw:style-name="fr1" draw:name="Object7" text:anchor-type="as-char" svg:y="-0.377cm" svg:width="0.466cm" svg:height="0.467cm" draw:z-index="14"><draw:object xlink:href="./Object 7" xlink:type="simple" xlink:show="embed" xlink:actuate="onLoad"/><draw:image xlink:href="./ObjectReplacements/Object 7" xlink:type="simple" xlink:show="embed" xlink:actuate="onLoad"/><svg:desc>formula</svg:desc></draw:frame><text:s/>sont les paramètres de la loi binomiale et on a le résultat suivant : </text:p>
      <text:p text:style-name="P25"/>
      <text:p text:style-name="P5"><draw:frame draw:style-name="fr1" draw:name="Object8" text:anchor-type="as-char" svg:y="-0.603cm" svg:width="3.799cm" svg:height="1.057cm" draw:z-index="15"><draw:object xlink:href="./Object 8" xlink:type="simple" xlink:show="embed" xlink:actuate="onLoad"/><draw:image xlink:href="./ObjectReplacements/Object 8" xlink:type="simple" xlink:show="embed" xlink:actuate="onLoad"/><svg:desc>formula</svg:desc></draw:frame> ; <draw:frame draw:style-name="fr1" draw:name="Object9" text:anchor-type="as-char" svg:y="-0.377cm" svg:width="1.575cm" svg:height="0.467cm" draw:z-index="16"><draw:object xlink:href="./Object 9" xlink:type="simple" xlink:show="embed" xlink:actuate="onLoad"/><draw:image xlink:href="./ObjectReplacements/Object 9" xlink:type="simple" xlink:show="embed" xlink:actuate="onLoad"/><svg:desc>formula</svg:desc></draw:frame>.</text:p>
      <text:p text:style-name="P24"/>
      <text:p text:style-name="P6"><draw:frame draw:style-name="fr1" draw:name="Object10" text:anchor-type="as-char" svg:y="-0.603cm" svg:width="0.75cm" svg:height="1.057cm" draw:z-index="17"><draw:object xlink:href="./Object 10" xlink:type="simple" xlink:show="embed" xlink:actuate="onLoad"/><draw:image xlink:href="./ObjectReplacements/Object 10" xlink:type="simple" xlink:show="embed" xlink:actuate="onLoad"/><svg:desc>formula</svg:desc></draw:frame><text:s/><text:span text:style-name="T5">se lit « </text:span><text:span text:style-name="T5"><draw:frame draw:style-name="fr1" draw:name="Object11" text:anchor-type="as-char" svg:y="-0.377cm" svg:width="0.423cm" svg:height="0.467cm" draw:z-index="18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5"> parmi </text:span><text:span text:style-name="T5"><draw:frame draw:style-name="fr1" draw:name="Object12" text:anchor-type="as-char" svg:y="-0.377cm" svg:width="0.422cm" svg:height="0.467cm" draw:z-index="19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5"> » ; c’est le nombre de chemins de l’arbre réalisant </text:span><text:span text:style-name="T5"><draw:frame draw:style-name="fr1" draw:name="Object13" text:anchor-type="as-char" svg:y="-0.377cm" svg:width="0.423cm" svg:height="0.467cm" draw:z-index="20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5"><text:s/>succès lors de </text:span><text:span text:style-name="T5"><draw:frame draw:style-name="fr1" draw:name="Object14" text:anchor-type="as-char" svg:y="-0.377cm" svg:width="0.422cm" svg:height="0.467cm" draw:z-index="21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5"><text:s/>répétitions.</text:span></text:p>
      <text:p text:style-name="P23"/>
      <text:p text:style-name="P12"><text:span text:style-name="T6">Remarque : ces formules n’ont pas à être mémorisées, tous les calculs seront effectués avec une calculatrice.</text:span></text:p>
      <text:p text:style-name="P11"><text:span text:style-name="T7"/></text:p>
      <text:p text:style-name="P20"><text:soft-page-break/>Espérance et écart type</text:p>
      <text:p text:style-name="P29"/>
      <text:p text:style-name="P17">Soit <draw:frame draw:style-name="fr1" draw:name="Object15" text:anchor-type="as-char" svg:y="-0.377cm" svg:width="0.527cm" svg:height="0.467cm" draw:z-index="4"><draw:object xlink:href="./Object 15" xlink:type="simple" xlink:show="embed" xlink:actuate="onLoad"/><draw:image xlink:href="./ObjectReplacements/Object 15" xlink:type="simple" xlink:show="embed" xlink:actuate="onLoad"/><svg:desc>formula</svg:desc></draw:frame><text:s/>une variable aléatoire suivant la loi binomiale <draw:frame draw:style-name="fr1" draw:name="Object16" text:anchor-type="as-char" svg:y="-0.386cm" svg:width="1.55cm" svg:height="0.508cm" draw:z-index="5"><draw:object xlink:href="./Object 16" xlink:type="simple" xlink:show="embed" xlink:actuate="onLoad"/><draw:image xlink:href="./ObjectReplacements/Object 16" xlink:type="simple" xlink:show="embed" xlink:actuate="onLoad"/><svg:desc>formula</svg:desc></draw:frame>, alors</text:p>
      <text:p text:style-name="P32"/>
      <text:p text:style-name="P13"><draw:frame draw:style-name="fr1" draw:name="Object17" text:anchor-type="as-char" svg:y="-0.386cm" svg:width="1.954cm" svg:height="0.508cm" draw:z-index="6"><draw:object xlink:href="./Object 17" xlink:type="simple" xlink:show="embed" xlink:actuate="onLoad"/><draw:image xlink:href="./ObjectReplacements/Object 17" xlink:type="simple" xlink:show="embed" xlink:actuate="onLoad"/><svg:desc>formula</svg:desc></draw:frame><text:s text:c="4"/>et <text:s text:c="3"/><draw:frame draw:style-name="fr1" draw:name="Object18" text:anchor-type="as-char" svg:y="-0.425cm" svg:width="3.374cm" svg:height="0.547cm" draw:z-index="7"><draw:object xlink:href="./Object 18" xlink:type="simple" xlink:show="embed" xlink:actuate="onLoad"/><draw:image xlink:href="./ObjectReplacements/Object 18" xlink:type="simple" xlink:show="embed" xlink:actuate="onLoad"/><svg:desc>formula</svg:desc></draw:frame>. </text:p>
      <text:p text:style-name="P30"/>
      <text:p text:style-name="P14"><text:span text:style-name="T6">Interprétation : l’espérance est la valeur que l’on peut espérer obtenir en moyenne lorsque l’on reproduit un grand nombre de fois l’expérience.</text:span></text:p>
      <text:p text:style-name="P14"><text:span text:style-name="T7"/></text:p>
      <text:p text:style-name="P42">Comment justifier qu’une variable aléatoire suit une loi binomiale et comment effectuer des calculs avec cette loi ? </text:p>
      <text:p text:style-name="P43"><text:span text:style-name="T6"/></text:p>
      <text:p text:style-name="P39">Une entreprise fabrique une grande quantité de tubes. Dans un lot de tubes, 3 % des tubes ne sont pas conformes pour la longueur. On prélève au hasard 50 tubes de ce lot. Le lot est suffisamment important pour que l’on puisse assimiler ce prélèvement à un tirage avec remise de 50 tubes.</text:p>
      <text:p text:style-name="P46"/>
      <text:p text:style-name="P40">On considère la variable aléatoire <draw:frame draw:style-name="fr1" draw:name="Object21" text:anchor-type="as-char" svg:y="-0.377cm" svg:width="0.476cm" svg:height="0.467cm" draw:z-index="24"><draw:object xlink:href="./Object 25" xlink:type="simple" xlink:show="embed" xlink:actuate="onLoad"/><draw:image xlink:href="./ObjectReplacements/Object 25" xlink:type="simple" xlink:show="embed" xlink:actuate="onLoad"/></draw:frame><text:s/>qui, à tout prélèvement ainsi défini, associe le nombre de tubes qui ne sont pas conformes pour la longueur.</text:p>
      <text:p text:style-name="P34"/>
      <text:list xml:id="list758812241" text:style-name="L5">
        <text:list-item>
          <text:p text:style-name="P41">Justifier que la variable aléatoire <draw:frame draw:style-name="fr1" draw:name="Object22" text:anchor-type="as-char" svg:y="-0.377cm" svg:width="0.476cm" svg:height="0.467cm" draw:z-index="25"><draw:object xlink:href="./Object 26" xlink:type="simple" xlink:show="embed" xlink:actuate="onLoad"/><draw:image xlink:href="./ObjectReplacements/Object 26" xlink:type="simple" xlink:show="embed" xlink:actuate="onLoad"/></draw:frame><text:s/>suit une loi binomiale dont on précisera les paramètres.</text:p>
          <text:p text:style-name="P47"/>
        </text:list-item>
      </text:list>
      <text:list xml:id="list2421658923" text:style-name="L10">
        <text:list-item>
          <text:list>
            <text:list-item>
              <text:p text:style-name="P36">On considère une épreuve de Bernoulli, qui consiste à prélever un seul tube avec</text:p>
              <text:p text:style-name="P36">Succès : <text:span text:style-name="T26">le tube </text:span>prélevé <text:span text:style-name="T26">n’est pas conforme, de probabilité </text:span><text:span text:style-name="T26"><draw:frame draw:style-name="fr1" draw:name="Object23" text:anchor-type="as-char" svg:y="-0.377cm" svg:width="1.57cm" svg:height="0.467cm" draw:z-index="26"><draw:object xlink:href="./Object 27" xlink:type="simple" xlink:show="embed" xlink:actuate="onLoad"/><draw:image xlink:href="./ObjectReplacements/Object 27" xlink:type="simple" xlink:show="embed" xlink:actuate="onLoad"/></draw:frame></text:span><text:span text:style-name="T26"> ;</text:span></text:p>
              <text:p text:style-name="P36">Échec : l’événement contraire, <text:span text:style-name="T26">de probabilité </text:span><text:span text:style-name="T26"><draw:frame draw:style-name="fr1" draw:name="Object24" text:anchor-type="as-char" svg:y="-0.377cm" svg:width="2.723cm" svg:height="0.467cm" draw:z-index="27"><draw:object xlink:href="./Object 28" xlink:type="simple" xlink:show="embed" xlink:actuate="onLoad"/><draw:image xlink:href="./ObjectReplacements/Object 28" xlink:type="simple" xlink:show="embed" xlink:actuate="onLoad"/></draw:frame></text:span>.</text:p>
              <text:p text:style-name="P44"/>
            </text:list-item>
            <text:list-item>
              <text:p text:style-name="P36">On répète 50 fois cette épreuve de façon identique et indépendante car on assimile ce prélèvement à un tirage avec remise. </text:p>
              <text:p text:style-name="P44"/>
            </text:list-item>
            <text:list-item>
              <text:p text:style-name="P37">La variable aléatoire <draw:frame draw:style-name="fr1" draw:name="Object28" text:anchor-type="as-char" svg:y="-0.377cm" svg:width="0.476cm" svg:height="0.467cm" draw:z-index="28"><draw:object xlink:href="./Object 29" xlink:type="simple" xlink:show="embed" xlink:actuate="onLoad"/><draw:image xlink:href="./ObjectReplacements/Object 29" xlink:type="simple" xlink:show="embed" xlink:actuate="onLoad"/><svg:desc>formula</svg:desc></draw:frame><text:s/>compte le nombre de succès obtenus.</text:p>
              <text:p text:style-name="P45"/>
            </text:list-item>
            <text:list-item>
              <text:p text:style-name="P37">Donc la variable aléatoire <draw:frame draw:style-name="fr1" draw:name="Object30" text:anchor-type="as-char" svg:y="-0.377cm" svg:width="0.476cm" svg:height="0.467cm" draw:z-index="29"><draw:object xlink:href="./Object 30" xlink:type="simple" xlink:show="embed" xlink:actuate="onLoad"/><draw:image xlink:href="./ObjectReplacements/Object 30" xlink:type="simple" xlink:show="embed" xlink:actuate="onLoad"/><svg:desc>formula</svg:desc></draw:frame><text:s/>suit <text:span text:style-name="T26">la loi binomiale de paramètres </text:span><text:span text:style-name="T26"><draw:frame draw:style-name="fr1" draw:name="Object31" text:anchor-type="as-char" svg:y="-0.377cm" svg:width="1.203cm" svg:height="0.467cm" draw:z-index="30"><draw:object xlink:href="./Object 31" xlink:type="simple" xlink:show="embed" xlink:actuate="onLoad"/><draw:image xlink:href="./ObjectReplacements/Object 31" xlink:type="simple" xlink:show="embed" xlink:actuate="onLoad"/></draw:frame></text:span><text:span text:style-name="T26"><text:s/>et </text:span><text:span text:style-name="T26"><draw:frame draw:style-name="fr1" draw:name="Object32" text:anchor-type="as-char" svg:y="-0.377cm" svg:width="1.57cm" svg:height="0.467cm" draw:z-index="31"><draw:object xlink:href="./Object 32" xlink:type="simple" xlink:show="embed" xlink:actuate="onLoad"/><draw:image xlink:href="./ObjectReplacements/Object 32" xlink:type="simple" xlink:show="embed" xlink:actuate="onLoad"/></draw:frame></text:span><text:span text:style-name="T26">.</text:span></text:p>
            </text:list-item>
          </text:list>
        </text:list-item>
      </text:list>
      <text:list xml:id="list155757257357362" text:continue-list="list758812241" text:style-name="L5">
        <text:list-header>
          <text:p text:style-name="P35"/>
        </text:list-header>
        <text:list-item>
          <text:p text:style-name="P41">Calculer la probabilité <draw:frame draw:style-name="fr1" draw:name="Object33" text:anchor-type="as-char" svg:y="-0.386cm" svg:width="1.693cm" svg:height="0.508cm" draw:z-index="32"><draw:object xlink:href="./Object 33" xlink:type="simple" xlink:show="embed" xlink:actuate="onLoad"/><draw:image xlink:href="./ObjectReplacements/Object 33" xlink:type="simple" xlink:show="embed" xlink:actuate="onLoad"/></draw:frame>.</text:p>
          <text:p text:style-name="P47"/>
          <text:p text:style-name="P38">Avec une calculatrice : <draw:frame draw:style-name="fr1" draw:name="Object34" text:anchor-type="as-char" svg:y="-0.386cm" svg:width="3cm" svg:height="0.508cm" draw:z-index="33"><draw:object xlink:href="./Object 34" xlink:type="simple" xlink:show="embed" xlink:actuate="onLoad"/><draw:image xlink:href="./ObjectReplacements/Object 34" xlink:type="simple" xlink:show="embed" xlink:actuate="onLoad"/><svg:desc>formula</svg:desc></draw:frame>.</text:p>
          <text:p text:style-name="P35"/>
        </text:list-item>
        <text:list-item>
          <text:p text:style-name="P41">Calculer la probabilité que, dans un tel prélèvement, au moins un tube ne soit pas conforme pour la longueur.</text:p>
          <text:p text:style-name="P47"/>
          <text:p text:style-name="P35"><draw:frame draw:style-name="fr1" draw:name="Object35" text:anchor-type="as-char" svg:y="-0.386cm" svg:width="5.382cm" svg:height="0.508cm" draw:z-index="34"><draw:object xlink:href="./Object 35" xlink:type="simple" xlink:show="embed" xlink:actuate="onLoad"/><draw:image xlink:href="./ObjectReplacements/Object 35" xlink:type="simple" xlink:show="embed" xlink:actuate="onLoad"/></draw:frame>.</text:p>
        </text:list-item>
      </text:list>
      <text:p text:style-name="P34"/>
      <text:p text:style-name="P34"/>
      <text:p text:style-name="P34"/>
      <text:p text:style-name="P71">Exercices</text:p>
      <text:p text:style-name="P72"/>
      <text:p text:style-name="P56">Ex 1 :<text:span text:style-name="T3"> </text:span><text:span text:style-name="T4">Dans un jeu de 32 cartes, on tire une carte au hasard, cinq fois de suite avec remise.</text:span></text:p>
      <text:p text:style-name="P57"><text:span text:style-name="T3">Le joueur gagne s’il tire une figure, c’est-à-dire un valet, une dame ou un roi.</text:span></text:p>
      <text:p text:style-name="P57"><text:span text:style-name="T3">Soit </text:span><text:span text:style-name="T3"><draw:frame draw:style-name="fr1" draw:name="Object37" text:anchor-type="as-char" svg:y="-0.377cm" svg:width="0.527cm" svg:height="0.467cm" draw:z-index="35"><draw:object xlink:href="./Object 37" xlink:type="simple" xlink:show="embed" xlink:actuate="onLoad"/><draw:image xlink:href="./ObjectReplacements/Object 37" xlink:type="simple" xlink:show="embed" xlink:actuate="onLoad"/></draw:frame></text:span><text:span text:style-name="T3"><text:s/>la variable aléatoire comptant le nombre de gains.</text:span></text:p>
      <text:p text:style-name="P73"><text:span text:style-name="T3"/></text:p>
      <text:list xml:id="list1872487878" text:style-name="L11">
        <text:list-item>
          <text:p text:style-name="P59">Justifier que <draw:frame draw:style-name="fr1" draw:name="Object38" text:anchor-type="as-char" svg:y="-0.377cm" svg:width="0.527cm" svg:height="0.467cm" draw:z-index="36"><draw:object xlink:href="./Object 38" xlink:type="simple" xlink:show="embed" xlink:actuate="onLoad"/><draw:image xlink:href="./ObjectReplacements/Object 38" xlink:type="simple" xlink:show="embed" xlink:actuate="onLoad"/><svg:desc>formula</svg:desc></draw:frame><text:s/>suit une loi binomiale dont on précisera les paramètres.</text:p>
        </text:list-item>
        <text:list-item>
          <text:p text:style-name="P59">Calculer <draw:frame draw:style-name="fr1" draw:name="Object39" text:anchor-type="as-char" svg:y="-0.386cm" svg:width="1.734cm" svg:height="0.508cm" draw:z-index="37"><draw:object xlink:href="./Object 39" xlink:type="simple" xlink:show="embed" xlink:actuate="onLoad"/><draw:image xlink:href="./ObjectReplacements/Object 39" xlink:type="simple" xlink:show="embed" xlink:actuate="onLoad"/></draw:frame>, <draw:frame draw:style-name="fr1" draw:name="Object40" text:anchor-type="as-char" svg:y="-0.386cm" svg:width="1.736cm" svg:height="0.508cm" draw:z-index="38"><draw:object xlink:href="./Object 40" xlink:type="simple" xlink:show="embed" xlink:actuate="onLoad"/><draw:image xlink:href="./ObjectReplacements/Object 40" xlink:type="simple" xlink:show="embed" xlink:actuate="onLoad"/></draw:frame><text:s/>et <draw:frame draw:style-name="fr1" draw:name="Object41" text:anchor-type="as-char" svg:y="-0.386cm" svg:width="1.739cm" svg:height="0.508cm" draw:z-index="39"><draw:object xlink:href="./Object 41" xlink:type="simple" xlink:show="embed" xlink:actuate="onLoad"/><draw:image xlink:href="./ObjectReplacements/Object 41" xlink:type="simple" xlink:show="embed" xlink:actuate="onLoad"/></draw:frame>.</text:p>
        </text:list-item>
        <text:list-item>
          <text:p text:style-name="P59">Calculer la probabilité de gagner au moins une fois.</text:p>
        </text:list-item>
      </text:list>
      <text:p text:style-name="P60"/>
      <text:p text:style-name="P63"><text:span text:style-name="T1">Ex 2 :</text:span> Dans une usine on utilise cinq machines identiques. La probabilité que l’une d’entre elles tombe en panne dans une semaine est 0,01. </text:p>
      <text:p text:style-name="P76"/>
      <text:p text:style-name="P63"><text:soft-page-break/>Les pannes étant indépendantes les une des autres, déterminer la probabilité des événements suivants :</text:p>
      <text:list xml:id="list4152613996" text:style-name="L12">
        <text:list-item>
          <text:p text:style-name="P61">A : « Il s’est produit exactement une panne au cours de la semaine » ;</text:p>
        </text:list-item>
        <text:list-item>
          <text:p text:style-name="P61">B : « Il s’est produit exactement deux pannes au cours de la semaine » ;</text:p>
        </text:list-item>
        <text:list-item>
          <text:p text:style-name="P61">C : « Il ne s’est produit aucune panne au cours de la semaine » ;</text:p>
        </text:list-item>
        <text:list-item>
          <text:p text:style-name="P61">D : « In s’est produits au moins une panne au cours de la semaine ».</text:p>
        </text:list-item>
      </text:list>
      <text:p text:style-name="P60"/>
      <text:p text:style-name="P60"><text:span text:style-name="T1">Ex 3 :</text:span> Un petit artisan emploie trois ouvriers, la probabilité pour que l’un d’entre eux soit absent un jour donné est 0,05.</text:p>
      <text:p text:style-name="P60">On suppose que les trois ouvriers s’absentent indépendamment les uns des autres.</text:p>
      <text:p text:style-name="P60">Soit <draw:frame draw:style-name="fr1" draw:name="Object42" text:anchor-type="as-char" svg:y="-0.377cm" svg:width="0.527cm" svg:height="0.467cm" draw:z-index="40"><draw:object xlink:href="./Object 42" xlink:type="simple" xlink:show="embed" xlink:actuate="onLoad"/><draw:image xlink:href="./ObjectReplacements/Object 42" xlink:type="simple" xlink:show="embed" xlink:actuate="onLoad"/><svg:desc>formula</svg:desc></draw:frame><text:s/>la variable aléatoire qui à une journée associe le nombre d’ouvriers absents.</text:p>
      <text:p text:style-name="P75"/>
      <text:list xml:id="list1911834515" text:style-name="L13">
        <text:list-item>
          <text:p text:style-name="P62">Justifier que <draw:frame draw:style-name="fr1" draw:name="Object43" text:anchor-type="as-char" svg:y="-0.377cm" svg:width="0.527cm" svg:height="0.467cm" draw:z-index="41"><draw:object xlink:href="./Object 43" xlink:type="simple" xlink:show="embed" xlink:actuate="onLoad"/><draw:image xlink:href="./ObjectReplacements/Object 43" xlink:type="simple" xlink:show="embed" xlink:actuate="onLoad"/><svg:desc>formula</svg:desc></draw:frame><text:s/>suit une loi binomiale dont on précisera les paramètres.</text:p>
        </text:list-item>
        <text:list-item>
          <text:p text:style-name="P62">Donner la table des valeurs de <draw:frame draw:style-name="fr1" draw:name="Object44" text:anchor-type="as-char" svg:y="-0.377cm" svg:width="0.527cm" svg:height="0.467cm" draw:z-index="42"><draw:object xlink:href="./Object 44" xlink:type="simple" xlink:show="embed" xlink:actuate="onLoad"/><draw:image xlink:href="./ObjectReplacements/Object 44" xlink:type="simple" xlink:show="embed" xlink:actuate="onLoad"/><svg:desc>formula</svg:desc></draw:frame>. </text:p>
        </text:list-item>
        <text:list-item>
          <text:p text:style-name="P64">Calculer la probabilité d’avoir au moins un ouvrier présent.</text:p>
        </text:list-item>
      </text:list>
      <text:p text:style-name="P65"/>
      <text:p text:style-name="P58">Ex 4 :<text:span text:style-name="T3"> Un tireur à la carabine touche le centre de la cible avec une probabilité égale à 0,7.</text:span></text:p>
      <text:p text:style-name="P74"><text:span text:style-name="T3"/></text:p>
      <text:list xml:id="list4215890359" text:style-name="L14">
        <text:list-item>
          <text:p text:style-name="P66">Quelle est la probabilité pour que sur 5 tirs il touche au moins une fois le centre de la cible ?</text:p>
        </text:list-item>
        <text:list-item>
          <text:p text:style-name="P66">Combien de tirs doit-il effectuer pour que la probabilité qu’il touche au moins une fois le centre de la cible soit supérieure à 0,95 ?</text:p>
        </text:list-item>
      </text:list>
      <text:p text:style-name="P65"/>
      <text:p text:style-name="P68"><text:span text:style-name="T1">Ex 5 :</text:span> Un constructeur de composants électroniques fabrique des diodes. La probabilité pour qu’une diode soit défectueuse est <draw:frame draw:style-name="fr1" draw:name="Object36" text:anchor-type="as-char" svg:y="-0.437cm" svg:width="1.52cm" svg:height="0.527cm" draw:z-index="43"><draw:object xlink:href="./Object 36" xlink:type="simple" xlink:show="embed" xlink:actuate="onLoad"/><draw:image xlink:href="./ObjectReplacements/Object 36" xlink:type="simple" xlink:show="embed" xlink:actuate="onLoad"/></draw:frame>. On prélève au hasard un lot de 10 diodes dans la production d’une journée. On assimile ce prélèvement à un tirage avec remise de 10 diodes.</text:p>
      <text:p text:style-name="P77"/>
      <text:p text:style-name="P68">Calculer à 10<text:span text:style-name="T27">-4</text:span><text:span text:style-name="T29"> près la probabilité d’avoir dans un lot de 10 diodes :</text:span></text:p>
      <text:list xml:id="list2719985860" text:style-name="L15">
        <text:list-item>
          <text:p text:style-name="P67"><text:span text:style-name="T29">exactement une diode défectueuse ;</text:span></text:p>
        </text:list-item>
        <text:list-item>
          <text:p text:style-name="P67"><text:span text:style-name="T29">exactement deux diodes défectueuses ;</text:span></text:p>
        </text:list-item>
        <text:list-item>
          <text:p text:style-name="P67"><text:span text:style-name="T29">au moins deux diodes défectueuses ;</text:span></text:p>
        </text:list-item>
        <text:list-item>
          <text:p text:style-name="P67"><text:span text:style-name="T29">au plus deux diodes défectueuses.</text:span></text:p>
        </text:list-item>
      </text:list>
      <text:p text:style-name="P65"><text:span text:style-name="T29"/></text:p>
      <text:p text:style-name="P65"><text:span text:style-name="T30">Ex 6 :</text:span><text:span text:style-name="T29"> On a </text:span><text:span text:style-name="T31">observé que 2 % des micro-ordinateurs d’un type donné tombaient en panne par mois d’utilisation. On suppose que les pannes de tels ordinateurs sont indépendantes.</text:span></text:p>
      <text:p text:style-name="P69"><text:span text:style-name="T29">On note </text:span><text:span text:style-name="T29"><draw:frame draw:style-name="fr1" draw:name="Object45" text:anchor-type="as-char" svg:y="-0.377cm" svg:width="0.527cm" svg:height="0.467cm" draw:z-index="44"><draw:object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T29"><text:s/>la variable aléatoire associant le nombre de pannes prévisibles à chaque parc de 150 ordinateurs (on assimilera le choix des 150 machines à un tirage avec remise).</text:span></text:p>
      <text:p text:style-name="P78"><text:span text:style-name="T29"/></text:p>
      <text:list xml:id="list2830493131" text:style-name="L16">
        <text:list-item>
          <text:p text:style-name="P70"><text:span text:style-name="T29">Déterminer la loi de probabilité de </text:span><text:span text:style-name="T29"><draw:frame draw:style-name="fr1" draw:name="Object46" text:anchor-type="as-char" svg:y="-0.377cm" svg:width="0.527cm" svg:height="0.467cm" draw:z-index="45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29"><text:s/>et ses paramètres.</text:span></text:p>
        </text:list-item>
        <text:list-item>
          <text:p text:style-name="P70"><text:span text:style-name="T29">Calculer à 10</text:span><text:span text:style-name="T27">-3</text:span><text:span text:style-name="T29"> près la probabilité des événements suivants :</text:span></text:p>
          <text:list>
            <text:list-item>
              <text:p text:style-name="P54"><text:span text:style-name="T33">« Le nombre mensuel de pannes est 5 » ;</text:span></text:p>
            </text:list-item>
            <text:list-item>
              <text:p text:style-name="P54"><text:span text:style-name="T33">« Le nombre mensuel de pannes est au moins égale à 2 ». </text:span></text:p>
            </text:list-item>
          </text:list>
        </text:list-item>
      </text:list>
      <text:p text:style-name="P55"><text:span text:style-name="T33"/></text:p>
      <text:p text:style-name="P79"><text:span text:style-name="T36">Ex 7 :</text:span><text:span text:style-name="T32"> </text:span><text:span text:style-name="T34">Une entreprise fabrique des tables de jardin en bois. La fabrication d’une table nécessite 12 planches. </text:span></text:p>
      <text:p text:style-name="P79"><text:span text:style-name="T34">La probabilité qu’une planche présente un nœud dans le bois, ce qui fragilise la table, est 0,04.</text:span></text:p>
      <text:p text:style-name="P80"><text:span text:style-name="T32">On note </text:span><text:span text:style-name="T32"><draw:frame draw:style-name="fr1" draw:name="Object47" text:anchor-type="as-char" svg:y="-0.377cm" svg:width="0.527cm" svg:height="0.467cm" draw:z-index="46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T32"><text:s/>la variable aléatoire donnant le nombre de planches fragiles par table à la sortie de la fabrication.</text:span></text:p>
      <text:p text:style-name="P80"><text:span text:style-name="T32">Une table est mise en vente au prix normal si elle possède au plus une planche fragile.</text:span></text:p>
      <text:p text:style-name="P80"><text:span text:style-name="T32">Elle n’est pas mise en vente si elle possède plus de trois planches fragiles. Elle est vendue en promotion dans les autres cas.</text:span></text:p>
      <text:p text:style-name="P28"><text:span text:style-name="T40"/></text:p>
      <text:list xml:id="list1484287319" text:style-name="L17">
        <text:list-item>
          <text:p text:style-name="P81"><text:span text:style-name="T32">Donner, en justifiant, la loi de probabilité de </text:span><text:span text:style-name="T32"><draw:frame draw:style-name="fr1" draw:name="Object48" text:anchor-type="as-char" svg:y="-0.377cm" svg:width="0.527cm" svg:height="0.467cm" draw:z-index="47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32">. Préciser les paramètres.</text:span></text:p>
        </text:list-item>
        <text:list-item>
          <text:p text:style-name="P81"><text:span text:style-name="T32">Calculer la probabilité qu’une table soit vendue au prix normal.</text:span></text:p>
        </text:list-item>
        <text:list-item>
          <text:p text:style-name="P81"><text:span text:style-name="T32">Calculer la probabilité pour q</text:span><text:span text:style-name="T35">u</text:span><text:span text:style-name="T32">’une table soit vendue en promotion.</text:span></text:p>
        </text:list-item>
      </text:list>
      <text:p text:style-name="P80"><text:span text:style-name="T32"/></text:p>
      <text:p text:style-name="P80"><text:soft-page-break/><text:span text:style-name="T36">Ex 8 :</text:span><text:span text:style-name="T32"> Les deux parties de cet exercice sont indépendantes.</text:span></text:p>
      <text:p text:style-name="P80"><text:span text:style-name="T32">Une entreprise fabrique un certain type d’article électroménager. On admet que chaque article de ce type peut présenter deux type de défauts :</text:span></text:p>
      <text:list xml:id="list2690132053" text:style-name="L19">
        <text:list-item>
          <text:p text:style-name="P82"><text:span text:style-name="T32">un défaut de soudure, noté défaut </text:span><text:span text:style-name="T38">a ;</text:span></text:p>
        </text:list-item>
        <text:list-item>
          <text:p text:style-name="P82"><text:span text:style-name="T32">un défaut sur un composant électronique, noté défaut </text:span><text:span text:style-name="T38">b</text:span><text:span text:style-name="T32">.</text:span></text:p>
        </text:list-item>
      </text:list>
      <text:p text:style-name="P28"><text:span text:style-name="T40"/></text:p>
      <text:p text:style-name="P52"><text:span text:style-name="T37">Première partie. Événements indépendants</text:span></text:p>
      <text:p text:style-name="P48"><text:span text:style-name="T37">On prélève un article au hasard dans la production d’une journée.</text:span></text:p>
      <text:p text:style-name="P48"><text:span text:style-name="T37">On note </text:span><text:span text:style-name="T39">A</text:span><text:span text:style-name="T37"> l’événement « L’article présente le défaut </text:span><text:span text:style-name="T39">a</text:span><text:span text:style-name="T37"> ».</text:span></text:p>
      <text:p text:style-name="P48"><text:span text:style-name="T37">On note </text:span><text:span text:style-name="T39">B</text:span><text:span text:style-name="T37"> l’événement « L’article présente le défaut </text:span><text:span text:style-name="T39">b</text:span><text:span text:style-name="T37"> ».</text:span></text:p>
      <text:p text:style-name="P48"><text:span text:style-name="T37">On admet que </text:span><text:span text:style-name="T39">p(A)=0,03</text:span><text:span text:style-name="T37"> et </text:span><text:span text:style-name="T39">p(B)=0,02</text:span><text:span text:style-name="T37"> et on suppose que </text:span><text:span text:style-name="T39">A</text:span><text:span text:style-name="T37"> et </text:span><text:span text:style-name="T39">B</text:span><text:span text:style-name="T37"> sont indépendants.</text:span></text:p>
      <text:p text:style-name="P26"><text:span text:style-name="T41"/></text:p>
      <text:list xml:id="list2220625075" text:style-name="L20">
        <text:list-item>
          <text:p text:style-name="P49"><text:span text:style-name="T37">Calculer la probabilité de l’événement </text:span><text:span text:style-name="T39">E</text:span><text:span text:style-name="T42">1</text:span><text:span text:style-name="T37"> « L’article présente le défaut </text:span><text:span text:style-name="T39">a</text:span><text:span text:style-name="T37"> et le défaut </text:span><text:span text:style-name="T39">b</text:span><text:span text:style-name="T37"> ».</text:span></text:p>
        </text:list-item>
        <text:list-item>
          <text:p text:style-name="P49"><text:span text:style-name="T37">Calculer la probabilité de l’événement </text:span><text:span text:style-name="T39">E</text:span><text:span text:style-name="T42">2</text:span><text:span text:style-name="T37"> « L’article présente au moins un des deux défauts ».</text:span></text:p>
        </text:list-item>
        <text:list-item>
          <text:p text:style-name="P49"><text:span text:style-name="T37">Calculer la probabilité de l’événement </text:span><text:span text:style-name="T39">E</text:span><text:span text:style-name="T42">3</text:span><text:span text:style-name="T37"> « L’article ne présente aucun défaut ».</text:span></text:p>
        </text:list-item>
        <text:list-item>
          <text:p text:style-name="P49"><text:span text:style-name="T37">Calculer la probabilité de l’événement </text:span><text:span text:style-name="T39">E</text:span><text:span text:style-name="T42">4</text:span><text:span text:style-name="T37"> « L’article présente un seul des deux défauts ».</text:span></text:p>
        </text:list-item>
      </text:list>
      <text:p text:style-name="P27"><text:span text:style-name="T41"/></text:p>
      <text:p text:style-name="P53"><text:span text:style-name="T37">Deuxième partie. Loi binomiale</text:span></text:p>
      <text:p text:style-name="P50"><text:span text:style-name="T37">Dans cette partie, tous les résultats approchés sont à arrondir à 10</text:span><text:span text:style-name="T28">-3</text:span><text:span text:style-name="T37">. </text:span></text:p>
      <text:p text:style-name="P50"><text:span text:style-name="T37">Les articles sont mis en place dans des petites surfaces de distribution par lot de 25.</text:span></text:p>
      <text:p text:style-name="P50"><text:span text:style-name="T37">On prélève au hasard un lot de 25 articles dans la production d’une journée.</text:span></text:p>
      <text:p text:style-name="P50"><text:span text:style-name="T37">On assimile ce prélèvement à un tirage avec remise de 25 articles.</text:span></text:p>
      <text:p text:style-name="P50"><text:span text:style-name="T37">On considère la variable aléatoire </text:span><text:span text:style-name="T37"><draw:frame draw:style-name="fr1" draw:name="Object49" text:anchor-type="as-char" svg:y="-0.377cm" svg:width="0.527cm" svg:height="0.467cm" draw:z-index="48"><draw:object xlink:href="./Object 49" xlink:type="simple" xlink:show="embed" xlink:actuate="onLoad"/><draw:image xlink:href="./ObjectReplacements/Object 49" xlink:type="simple" xlink:show="embed" xlink:actuate="onLoad"/></draw:frame></text:span><text:span text:style-name="T37"><text:s/>qui, à tout prélèvement de 25 articles, associe le nombre d’articles défectueux parmi ces 25 articles.</text:span></text:p>
      <text:p text:style-name="P50"><text:span text:style-name="T37">On suppose que la probabilité de l’événement </text:span><text:span text:style-name="T39">D</text:span><text:span text:style-name="T37"> : « L’article est défectueux » est </text:span><text:span text:style-name="T39">p(D)=0,05</text:span><text:span text:style-name="T37">.</text:span></text:p>
      <text:p text:style-name="P27"><text:span text:style-name="T41"/></text:p>
      <text:list xml:id="list218561762" text:style-name="L21">
        <text:list-item>
          <text:p text:style-name="P51"><text:span text:style-name="T37">Expliquer pourquoi </text:span><text:span text:style-name="T37"><draw:frame draw:style-name="fr1" draw:name="Object50" text:anchor-type="as-char" svg:y="-0.377cm" svg:width="0.527cm" svg:height="0.467cm" draw:z-index="49"><draw:object xlink:href="./Object 50" xlink:type="simple" xlink:show="embed" xlink:actuate="onLoad"/><draw:image xlink:href="./ObjectReplacements/Object 50" xlink:type="simple" xlink:show="embed" xlink:actuate="onLoad"/></draw:frame></text:span><text:span text:style-name="T37"><text:s/>suit une loi binomiale dont on déterminera les paramètres.</text:span></text:p>
        </text:list-item>
        <text:list-item>
          <text:p text:style-name="P51"><text:span text:style-name="T37">Calculer </text:span><text:span text:style-name="T37"><draw:frame draw:style-name="fr1" draw:name="Object51" text:anchor-type="as-char" svg:y="-0.386cm" svg:width="1.72cm" svg:height="0.508cm" draw:z-index="50"><draw:object xlink:href="./Object 51" xlink:type="simple" xlink:show="embed" xlink:actuate="onLoad"/><draw:image xlink:href="./ObjectReplacements/Object 51" xlink:type="simple" xlink:show="embed" xlink:actuate="onLoad"/></draw:frame></text:span><text:span text:style-name="T37">.</text:span></text:p>
        </text:list-item>
        <text:list-item>
          <text:p text:style-name="P51"><text:span text:style-name="T37">Calculer la probabilité que, dans un tel prélèvement, il y ait exactement deux articles défectueux.</text:span></text:p>
        </text:list-item>
        <text:list-item>
          <text:p text:style-name="P51"><text:span text:style-name="T37">Calculer la probabilité que, dans un tel prélèvement, il y ait au plus deux articles défectueux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7T11:19:06.148952641</meta:creation-date>
    <dc:date>2020-10-27T15:57:56.763546320</dc:date>
    <meta:editing-duration>PT4H27M45S</meta:editing-duration>
    <meta:editing-cycles>45</meta:editing-cycles>
    <meta:generator>LibreOffice/6.0.7.3$Linux_X86_64 LibreOffice_project/00m0$Build-3</meta:generator>
    <meta:document-statistic meta:table-count="0" meta:image-count="0" meta:object-count="51" meta:page-count="4" meta:paragraph-count="114" meta:word-count="1581" meta:character-count="8806" meta:non-whitespace-character-count="7330"/>
  </office:meta>
</office:document-meta>
</file>

<file path=Object 1/content.xml><?xml version="1.0" encoding="utf-8"?>
<math xmlns="http://www.w3.org/1998/Math/MathML" display="block">
  <semantics>
    <mi>p</mi>
    <annotation encoding="StarMath 5.0">p</annotation>
  </semantics>
</math>
</file>

<file path=Object 10/content.xml><?xml version="1.0" encoding="utf-8"?>
<math xmlns="http://www.w3.org/1998/Math/MathML" display="block">
  <semantics>
    <mrow>
      <mo fence="true" stretchy="true">(</mo>
      <mrow>
        <mtable>
          <mtr>
            <mtd>
              <mi>n</mi>
            </mtd>
          </mtr>
          <mtr>
            <mtd>
              <mi>k</mi>
            </mtd>
          </mtr>
        </mtable>
      </mrow>
      <mo fence="true" stretchy="true">)</mo>
    </mrow>
    <annotation encoding="StarMath 5.0">left( binom{n}{k} right )</annotation>
  </semantics>
</math>
</file>

<file path=Object 11/content.xml><?xml version="1.0" encoding="utf-8"?>
<math xmlns="http://www.w3.org/1998/Math/MathML" display="block">
  <semantics>
    <mi>k</mi>
    <annotation encoding="StarMath 5.0">k</annotation>
  </semantics>
</math>
</file>

<file path=Object 12/content.xml><?xml version="1.0" encoding="utf-8"?>
<math xmlns="http://www.w3.org/1998/Math/MathML" display="block">
  <semantics>
    <mi>n</mi>
    <annotation encoding="StarMath 5.0">n</annotation>
  </semantics>
</math>
</file>

<file path=Object 13/content.xml><?xml version="1.0" encoding="utf-8"?>
<math xmlns="http://www.w3.org/1998/Math/MathML" display="block">
  <semantics>
    <mi>k</mi>
    <annotation encoding="StarMath 5.0">k</annotation>
  </semantics>
</math>
</file>

<file path=Object 14/content.xml><?xml version="1.0" encoding="utf-8"?>
<math xmlns="http://www.w3.org/1998/Math/MathML" display="block">
  <semantics>
    <mi>n</mi>
    <annotation encoding="StarMath 5.0">n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6/content.xml><?xml version="1.0" encoding="utf-8"?>
<math xmlns="http://www.w3.org/1998/Math/MathML" display="block">
  <semantics>
    <mrow>
      <mi>B</mi>
      <mrow>
        <mo fence="true" stretchy="false">(</mo>
        <mrow>
          <mrow>
            <mi>n</mi>
            <mi>;</mi>
            <mi>p</mi>
          </mrow>
        </mrow>
        <mo fence="true" stretchy="false">)</mo>
      </mrow>
    </mrow>
    <annotation encoding="StarMath 5.0">B( n;p )</annotation>
  </semantics>
</math>
</file>

<file path=Object 17/content.xml><?xml version="1.0" encoding="utf-8"?>
<math xmlns="http://www.w3.org/1998/Math/MathML" display="block">
  <semantics>
    <mrow>
      <mi>E</mi>
      <mrow>
        <mrow>
          <mo fence="true" stretchy="false">(</mo>
          <mrow>
            <mi>X</mi>
          </mrow>
          <mo fence="true" stretchy="false">)</mo>
        </mrow>
        <mo stretchy="false">=</mo>
        <mi mathvariant="italic">np</mi>
      </mrow>
    </mrow>
    <annotation encoding="StarMath 5.0">E(X)=np</annotation>
  </semantics>
</math>
</file>

<file path=Object 18/content.xml><?xml version="1.0" encoding="utf-8"?>
<math xmlns="http://www.w3.org/1998/Math/MathML" display="block">
  <semantics>
    <mrow>
      <mi>σ</mi>
      <mrow>
        <mrow>
          <mo fence="true" stretchy="false">(</mo>
          <mrow>
            <mi>X</mi>
          </mrow>
          <mo fence="true" stretchy="false">)</mo>
        </mrow>
        <mo stretchy="false">=</mo>
        <msqrt>
          <mrow>
            <mi mathvariant="italic">np</mi>
            <mrow>
              <mo fence="true" stretchy="false">(</mo>
              <mrow>
                <mrow>
                  <mn>1</mn>
                  <mo stretchy="false">−</mo>
                  <mi>p</mi>
                </mrow>
              </mrow>
              <mo fence="true" stretchy="false">)</mo>
            </mrow>
          </mrow>
        </msqrt>
      </mrow>
    </mrow>
    <annotation encoding="StarMath 5.0">%sigma(X) = sqrt{np(1-p)}</annotation>
  </semantics>
</math>
</file>

<file path=Object 19/content.xml><?xml version="1.0" encoding="utf-8"?>
<math xmlns="http://www.w3.org/1998/Math/MathML" display="block">
  <semantics>
    <mrow>
      <mrow>
        <mn>15</mn>
        <mo stretchy="false">×</mo>
        <msup>
          <mrow>
            <mo fence="true" stretchy="true">(</mo>
            <mrow>
              <mfrac>
                <mn>1</mn>
                <mn>3</mn>
              </mfrac>
            </mrow>
            <mo fence="true" stretchy="true">)</mo>
          </mrow>
          <mn>4</mn>
        </msup>
        <mo stretchy="false">×</mo>
        <msup>
          <mrow>
            <mo fence="true" stretchy="true">(</mo>
            <mrow>
              <mfrac>
                <mn>2</mn>
                <mn>3</mn>
              </mfrac>
            </mrow>
            <mo fence="true" stretchy="true">)</mo>
          </mrow>
          <mn>2</mn>
        </msup>
      </mrow>
      <mo stretchy="false">≈</mo>
      <mn>0,0823</mn>
    </mrow>
    <annotation encoding="StarMath 5.0">15 times left ( 1 over 3 right )^4 times  left ( 2 over 3 right )^2 approx 0,0823</annotation>
  </semantics>
</math>
</file>

<file path=Object 2/content.xml><?xml version="1.0" encoding="utf-8"?>
<math xmlns="http://www.w3.org/1998/Math/MathML" display="block">
  <semantics>
    <mrow>
      <mi>q</mi>
      <mo stretchy="false">=</mo>
      <mrow>
        <mn>1</mn>
        <mo stretchy="false">−</mo>
        <mi>p</mi>
      </mrow>
    </mrow>
    <annotation encoding="StarMath 5.0">q=1-p</annotation>
  </semantics>
</math>
</file>

<file path=Object 20/content.xml><?xml version="1.0" encoding="utf-8"?>
<math xmlns="http://www.w3.org/1998/Math/MathML" display="block">
  <semantics>
    <mrow>
      <mi>P</mi>
      <mrow>
        <mrow>
          <mo fence="true" stretchy="false">(</mo>
          <mrow>
            <mi>R</mi>
          </mrow>
          <mo fence="true" stretchy="false">)</mo>
        </mrow>
        <mo stretchy="false">=</mo>
        <mfrac>
          <mn>2</mn>
          <mn>6</mn>
        </mfrac>
        <mo stretchy="false">=</mo>
        <mfrac>
          <mn>1</mn>
          <mn>3</mn>
        </mfrac>
      </mrow>
    </mrow>
    <annotation encoding="StarMath 5.0">P( R ) = 2 over 6 = 1 over 3</annotation>
  </semantics>
</math>
</file>

<file path=Object 21/content.xml><?xml version="1.0" encoding="utf-8"?>
<math xmlns="http://www.w3.org/1998/Math/MathML" display="block">
  <semantics>
    <mrow>
      <mi>P</mi>
      <mrow>
        <mrow>
          <mo fence="true" stretchy="false">(</mo>
          <mrow>
            <mi>N</mi>
          </mrow>
          <mo fence="true" stretchy="false">)</mo>
        </mrow>
        <mo stretchy="false">=</mo>
        <mfrac>
          <mn>4</mn>
          <mn>6</mn>
        </mfrac>
        <mo stretchy="false">=</mo>
        <mfrac>
          <mn>2</mn>
          <mn>3</mn>
        </mfrac>
      </mrow>
    </mrow>
    <annotation encoding="StarMath 5.0">P( N ) = 4 over 6 = 2 over 3</annotation>
  </semantics>
</math>
</file>

<file path=Object 22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R</mi>
              <mi>,</mi>
              <mi>R</mi>
              <mi>,</mi>
              <mi>N</mi>
              <mi>,</mi>
              <mi>R</mi>
              <mi>,</mi>
              <mi>N</mi>
              <mi>,</mi>
              <mi>R</mi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i>R</mi>
          </mrow>
          <mo fence="true" stretchy="false">)</mo>
        </mrow>
        <mo stretchy="false">×</mo>
        <mi>P</mi>
      </mrow>
      <mrow>
        <mrow>
          <mo fence="true" stretchy="false">(</mo>
          <mrow>
            <mi>R</mi>
          </mrow>
          <mo fence="true" stretchy="false">)</mo>
        </mrow>
        <mo stretchy="false">×</mo>
        <mi>P</mi>
      </mrow>
      <mrow>
        <mrow>
          <mo fence="true" stretchy="false">(</mo>
          <mrow>
            <mi>N</mi>
          </mrow>
          <mo fence="true" stretchy="false">)</mo>
        </mrow>
        <mo stretchy="false">×</mo>
        <mi>P</mi>
      </mrow>
      <mrow>
        <mrow>
          <mo fence="true" stretchy="false">(</mo>
          <mrow>
            <mi>R</mi>
          </mrow>
          <mo fence="true" stretchy="false">)</mo>
        </mrow>
        <mo stretchy="false">×</mo>
        <mi>P</mi>
      </mrow>
      <mrow>
        <mrow>
          <mo fence="true" stretchy="false">(</mo>
          <mrow>
            <mi>N</mi>
          </mrow>
          <mo fence="true" stretchy="false">)</mo>
        </mrow>
        <mo stretchy="false">×</mo>
        <mi>P</mi>
      </mrow>
      <mrow>
        <mrow>
          <mo fence="true" stretchy="false">(</mo>
          <mrow>
            <mi>R</mi>
          </mrow>
          <mo fence="true" stretchy="false">)</mo>
        </mrow>
        <mo stretchy="false">=</mo>
        <mrow>
          <msup>
            <mrow>
              <mo fence="true" stretchy="true">(</mo>
              <mrow>
                <mfrac>
                  <mn>1</mn>
                  <mn>3</mn>
                </mfrac>
              </mrow>
              <mo fence="true" stretchy="true">)</mo>
            </mrow>
            <mn>4</mn>
          </msup>
          <mo stretchy="false">×</mo>
          <msup>
            <mrow>
              <mo fence="true" stretchy="true">(</mo>
              <mrow>
                <mfrac>
                  <mn>2</mn>
                  <mn>3</mn>
                </mfrac>
              </mrow>
              <mo fence="true" stretchy="true">)</mo>
            </mrow>
            <mn>2</mn>
          </msup>
        </mrow>
      </mrow>
    </mrow>
    <annotation encoding="StarMath 5.0">P(R,R,N,R,N,R) = P( R ) times P( R ) times P( N ) times P( R ) times P( N ) times P( R ) = left ( 1 over 3 right )^4 times  left ( 2 over 3 right )^2</annotation>
  </semantics>
</math>
</file>

<file path=Object 23/content.xml><?xml version="1.0" encoding="utf-8"?>
<math xmlns="http://www.w3.org/1998/Math/MathML" display="block">
  <semantics>
    <mi>X</mi>
    <annotation encoding="StarMath 5.0">X</annotation>
  </semantics>
</math>
</file>

<file path=Object 24/content.xml><?xml version="1.0" encoding="utf-8"?>
<math xmlns="http://www.w3.org/1998/Math/MathML" display="block">
  <semantics>
    <mi>n</mi>
    <annotation encoding="StarMath 5.0">n</annotation>
  </semantics>
</math>
</file>

<file path=Object 25/content.xml><?xml version="1.0" encoding="utf-8"?>
<math xmlns="http://www.w3.org/1998/Math/MathML" display="block">
  <semantics>
    <mi>Z</mi>
    <annotation encoding="StarMath 5.0">Z</annotation>
  </semantics>
</math>
</file>

<file path=Object 26/content.xml><?xml version="1.0" encoding="utf-8"?>
<math xmlns="http://www.w3.org/1998/Math/MathML" display="block">
  <semantics>
    <mi>Z</mi>
    <annotation encoding="StarMath 5.0">Z</annotation>
  </semantics>
</math>
</file>

<file path=Object 27/content.xml><?xml version="1.0" encoding="utf-8"?>
<math xmlns="http://www.w3.org/1998/Math/MathML" display="block">
  <semantics>
    <mrow>
      <mi>p</mi>
      <mo stretchy="false">=</mo>
      <mn>0,03</mn>
    </mrow>
    <annotation encoding="StarMath 5.0">p=0,03</annotation>
  </semantics>
</math>
</file>

<file path=Object 28/content.xml><?xml version="1.0" encoding="utf-8"?>
<math xmlns="http://www.w3.org/1998/Math/MathML" display="block">
  <semantics>
    <mrow>
      <mi>q</mi>
      <mo stretchy="false">=</mo>
      <mrow>
        <mn>1</mn>
        <mo stretchy="false">−</mo>
        <mi>p</mi>
      </mrow>
      <mo stretchy="false">=</mo>
      <mn>0,97</mn>
    </mrow>
    <annotation encoding="StarMath 5.0">q=1-p=0,97</annotation>
  </semantics>
</math>
</file>

<file path=Object 29/content.xml><?xml version="1.0" encoding="utf-8"?>
<math xmlns="http://www.w3.org/1998/Math/MathML" display="block">
  <semantics>
    <mi>Z</mi>
    <annotation encoding="StarMath 5.0">Z</annotation>
  </semantics>
</math>
</file>

<file path=Object 3/content.xml><?xml version="1.0" encoding="utf-8"?>
<math xmlns="http://www.w3.org/1998/Math/MathML" display="block">
  <semantics>
    <mi>n</mi>
    <annotation encoding="StarMath 5.0">n</annotation>
  </semantics>
</math>
</file>

<file path=Object 30/content.xml><?xml version="1.0" encoding="utf-8"?>
<math xmlns="http://www.w3.org/1998/Math/MathML" display="block">
  <semantics>
    <mi>Z</mi>
    <annotation encoding="StarMath 5.0">Z</annotation>
  </semantics>
</math>
</file>

<file path=Object 31/content.xml><?xml version="1.0" encoding="utf-8"?>
<math xmlns="http://www.w3.org/1998/Math/MathML" display="block">
  <semantics>
    <mrow>
      <mi>n</mi>
      <mo stretchy="false">=</mo>
      <mn>50</mn>
    </mrow>
    <annotation encoding="StarMath 5.0">n=50</annotation>
  </semantics>
</math>
</file>

<file path=Object 32/content.xml><?xml version="1.0" encoding="utf-8"?>
<math xmlns="http://www.w3.org/1998/Math/MathML" display="block">
  <semantics>
    <mrow>
      <mi>p</mi>
      <mo stretchy="false">=</mo>
      <mn>0,03</mn>
    </mrow>
    <annotation encoding="StarMath 5.0">p=0,03</annotation>
  </semantics>
</math>
</file>

<file path=Object 33/content.xml><?xml version="1.0" encoding="utf-8"?>
<math xmlns="http://www.w3.org/1998/Math/MathML" display="block">
  <semantics>
    <mrow>
      <mi>P</mi>
      <mrow>
        <mo fence="true" stretchy="false">(</mo>
        <mrow>
          <mrow>
            <mi>Z</mi>
            <mo stretchy="false">=</mo>
            <mn>0</mn>
          </mrow>
        </mrow>
        <mo fence="true" stretchy="false">)</mo>
      </mrow>
    </mrow>
    <annotation encoding="StarMath 5.0">P(Z=0)</annotation>
  </semantics>
</math>
</file>

<file path=Object 34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Z</mi>
              <mo stretchy="false">=</mo>
              <mn>0</mn>
            </mrow>
          </mrow>
          <mo fence="true" stretchy="false">)</mo>
        </mrow>
        <mo stretchy="false">≈</mo>
        <mn>0,218</mn>
      </mrow>
    </mrow>
    <annotation encoding="StarMath 5.0">P(Z=0) approx 0,218</annotation>
  </semantics>
</math>
</file>

<file path=Object 35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Z</mi>
              <mo stretchy="false">≥</mo>
              <mn>1</mn>
            </mrow>
          </mrow>
          <mo fence="true" stretchy="false">)</mo>
        </mrow>
        <mo stretchy="false">=</mo>
        <mrow>
          <mn>1</mn>
          <mo stretchy="false">−</mo>
          <mi>P</mi>
        </mrow>
      </mrow>
      <mrow>
        <mrow>
          <mo fence="true" stretchy="false">(</mo>
          <mrow>
            <mrow>
              <mi>Z</mi>
              <mo stretchy="false">=</mo>
              <mn>0</mn>
            </mrow>
          </mrow>
          <mo fence="true" stretchy="false">)</mo>
        </mrow>
        <mo stretchy="false">≈</mo>
        <mn>0,782</mn>
      </mrow>
    </mrow>
    <annotation encoding="StarMath 5.0">P( Z&gt;=1 ) = 1- P( Z=0 ) approx 0,782</annotation>
  </semantics>
</math>
</file>

<file path=Object 36/content.xml><?xml version="1.0" encoding="utf-8"?>
<math xmlns="http://www.w3.org/1998/Math/MathML" display="block">
  <semantics>
    <mrow>
      <mn>5</mn>
      <mo stretchy="false">×</mo>
      <msup>
        <mn>10</mn>
        <mrow>
          <mo stretchy="false">−</mo>
          <mn>3</mn>
        </mrow>
      </msup>
    </mrow>
    <annotation encoding="StarMath 5.0">5 times 10^-3</annotation>
  </semantics>
</math>
</file>

<file path=Object 37/content.xml><?xml version="1.0" encoding="utf-8"?>
<math xmlns="http://www.w3.org/1998/Math/MathML" display="block">
  <semantics>
    <mi>X</mi>
    <annotation encoding="StarMath 5.0">X</annotation>
  </semantics>
</math>
</file>

<file path=Object 38/content.xml><?xml version="1.0" encoding="utf-8"?>
<math xmlns="http://www.w3.org/1998/Math/MathML" display="block">
  <semantics>
    <mi>X</mi>
    <annotation encoding="StarMath 5.0">X</annotation>
  </semantics>
</math>
</file>

<file path=Object 39/content.xml><?xml version="1.0" encoding="utf-8"?>
<math xmlns="http://www.w3.org/1998/Math/MathML" display="block">
  <semantics>
    <mrow>
      <mi>P</mi>
      <mrow>
        <mo fence="true" stretchy="false">(</mo>
        <mrow>
          <mrow>
            <mi>X</mi>
            <mo stretchy="false">=</mo>
            <mn>1</mn>
          </mrow>
        </mrow>
        <mo fence="true" stretchy="false">)</mo>
      </mrow>
    </mrow>
    <annotation encoding="StarMath 5.0">P(X=1)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0/content.xml><?xml version="1.0" encoding="utf-8"?>
<math xmlns="http://www.w3.org/1998/Math/MathML" display="block">
  <semantics>
    <mrow>
      <mi>P</mi>
      <mrow>
        <mo fence="true" stretchy="false">(</mo>
        <mrow>
          <mrow>
            <mi>X</mi>
            <mo stretchy="false">=</mo>
            <mn>2</mn>
          </mrow>
        </mrow>
        <mo fence="true" stretchy="false">)</mo>
      </mrow>
    </mrow>
    <annotation encoding="StarMath 5.0">P(X=2)</annotation>
  </semantics>
</math>
</file>

<file path=Object 41/content.xml><?xml version="1.0" encoding="utf-8"?>
<math xmlns="http://www.w3.org/1998/Math/MathML" display="block">
  <semantics>
    <mrow>
      <mi>P</mi>
      <mrow>
        <mo fence="true" stretchy="false">(</mo>
        <mrow>
          <mrow>
            <mi>X</mi>
            <mo stretchy="false">=</mo>
            <mn>5</mn>
          </mrow>
        </mrow>
        <mo fence="true" stretchy="false">)</mo>
      </mrow>
    </mrow>
    <annotation encoding="StarMath 5.0">P(X=5)</annotation>
  </semantics>
</math>
</file>

<file path=Object 42/content.xml><?xml version="1.0" encoding="utf-8"?>
<math xmlns="http://www.w3.org/1998/Math/MathML" display="block">
  <semantics>
    <mi>X</mi>
    <annotation encoding="StarMath 5.0">X</annotation>
  </semantics>
</math>
</file>

<file path=Object 43/content.xml><?xml version="1.0" encoding="utf-8"?>
<math xmlns="http://www.w3.org/1998/Math/MathML" display="block">
  <semantics>
    <mi>X</mi>
    <annotation encoding="StarMath 5.0">X</annotation>
  </semantics>
</math>
</file>

<file path=Object 44/content.xml><?xml version="1.0" encoding="utf-8"?>
<math xmlns="http://www.w3.org/1998/Math/MathML" display="block">
  <semantics>
    <mi>X</mi>
    <annotation encoding="StarMath 5.0">X</annotation>
  </semantics>
</math>
</file>

<file path=Object 45/content.xml><?xml version="1.0" encoding="utf-8"?>
<math xmlns="http://www.w3.org/1998/Math/MathML" display="block">
  <semantics>
    <mi>X</mi>
    <annotation encoding="StarMath 5.0">X</annotation>
  </semantics>
</math>
</file>

<file path=Object 46/content.xml><?xml version="1.0" encoding="utf-8"?>
<math xmlns="http://www.w3.org/1998/Math/MathML" display="block">
  <semantics>
    <mi>X</mi>
    <annotation encoding="StarMath 5.0">X</annotation>
  </semantics>
</math>
</file>

<file path=Object 47/content.xml><?xml version="1.0" encoding="utf-8"?>
<math xmlns="http://www.w3.org/1998/Math/MathML" display="block">
  <semantics>
    <mi>X</mi>
    <annotation encoding="StarMath 5.0">X</annotation>
  </semantics>
</math>
</file>

<file path=Object 48/content.xml><?xml version="1.0" encoding="utf-8"?>
<math xmlns="http://www.w3.org/1998/Math/MathML" display="block">
  <semantics>
    <mi>X</mi>
    <annotation encoding="StarMath 5.0">X</annotation>
  </semantics>
</math>
</file>

<file path=Object 49/content.xml><?xml version="1.0" encoding="utf-8"?>
<math xmlns="http://www.w3.org/1998/Math/MathML" display="block">
  <semantics>
    <mi>X</mi>
    <annotation encoding="StarMath 5.0">X</annotation>
  </semantics>
</math>
</file>

<file path=Object 5/content.xml><?xml version="1.0" encoding="utf-8"?>
<math xmlns="http://www.w3.org/1998/Math/MathML" display="block">
  <semantics>
    <mrow>
      <mi>B</mi>
      <mrow>
        <mo fence="true" stretchy="false">(</mo>
        <mrow>
          <mrow>
            <mi>n</mi>
            <mi>;</mi>
            <mi>p</mi>
          </mrow>
        </mrow>
        <mo fence="true" stretchy="false">)</mo>
      </mrow>
    </mrow>
    <annotation encoding="StarMath 5.0">B( n;p )</annotation>
  </semantics>
</math>
</file>

<file path=Object 50/content.xml><?xml version="1.0" encoding="utf-8"?>
<math xmlns="http://www.w3.org/1998/Math/MathML" display="block">
  <semantics>
    <mi>X</mi>
    <annotation encoding="StarMath 5.0">X</annotation>
  </semantics>
</math>
</file>

<file path=Object 51/content.xml><?xml version="1.0" encoding="utf-8"?>
<math xmlns="http://www.w3.org/1998/Math/MathML" display="block">
  <semantics>
    <mrow>
      <mi>p</mi>
      <mrow>
        <mo fence="true" stretchy="false">(</mo>
        <mrow>
          <mrow>
            <mi>X</mi>
            <mo stretchy="false">=</mo>
            <mn>0</mn>
          </mrow>
        </mrow>
        <mo fence="true" stretchy="false">)</mo>
      </mrow>
    </mrow>
    <annotation encoding="StarMath 5.0">p(X=0)</annotation>
  </semantics>
</math>
</file>

<file path=Object 6/content.xml><?xml version="1.0" encoding="utf-8"?>
<math xmlns="http://www.w3.org/1998/Math/MathML" display="block">
  <semantics>
    <mi>n</mi>
    <annotation encoding="StarMath 5.0">n</annotation>
  </semantics>
</math>
</file>

<file path=Object 7/content.xml><?xml version="1.0" encoding="utf-8"?>
<math xmlns="http://www.w3.org/1998/Math/MathML" display="block">
  <semantics>
    <mi>p</mi>
    <annotation encoding="StarMath 5.0">p</annotation>
  </semantics>
</math>
</file>

<file path=Object 8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=</mo>
              <mi>k</mi>
            </mrow>
          </mrow>
          <mo fence="true" stretchy="false">)</mo>
        </mrow>
        <mo stretchy="false">=</mo>
        <mrow>
          <mo fence="true" stretchy="true">(</mo>
          <mrow>
            <mtable>
              <mtr>
                <mtd>
                  <mi>n</mi>
                </mtd>
              </mtr>
              <mtr>
                <mtd>
                  <mi>k</mi>
                </mtd>
              </mtr>
            </mtable>
          </mrow>
          <mo fence="true" stretchy="true">)</mo>
        </mrow>
      </mrow>
      <msup>
        <mi>p</mi>
        <mi>k</mi>
      </msup>
      <msup>
        <mi>q</mi>
        <mrow>
          <mi>n</mi>
          <mo stretchy="false">−</mo>
          <mi>k</mi>
        </mrow>
      </msup>
    </mrow>
    <annotation encoding="StarMath 5.0">P( X=k ) = left( binom{n}{k} right ) p^k q^{n-k} </annotation>
  </semantics>
</math>
</file>

<file path=Object 9/content.xml><?xml version="1.0" encoding="utf-8"?>
<math xmlns="http://www.w3.org/1998/Math/MathML" display="block">
  <semantics>
    <mrow>
      <mn>0</mn>
      <mo stretchy="false">≤</mo>
      <mi>k</mi>
      <mo stretchy="false">≤</mo>
      <mi>n</mi>
    </mrow>
    <annotation encoding="StarMath 5.0">0 &lt;= k &lt;= n</annotation>
  </semantics>
</math>
</file>